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paragraph-rsid="0158f1c1" style:font-weight-asian="bold" style:font-weight-complex="bold"/>
    </style:style>
    <style:style style:name="P43" style:family="paragraph" style:parent-style-name="Preformatted_20_Text">
      <style:text-properties officeooo:paragraph-rsid="00b50e79"/>
    </style:style>
    <style:style style:name="P44" style:family="paragraph" style:parent-style-name="Preformatted_20_Text">
      <style:text-properties officeooo:paragraph-rsid="00c04310"/>
    </style:style>
    <style:style style:name="P4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6" style:family="paragraph" style:parent-style-name="Preformatted_20_Text">
      <style:text-properties officeooo:paragraph-rsid="00cdefb2"/>
    </style:style>
    <style:style style:name="P47" style:family="paragraph" style:parent-style-name="Preformatted_20_Text">
      <style:text-properties officeooo:paragraph-rsid="00d050c0"/>
    </style:style>
    <style:style style:name="P48" style:family="paragraph" style:parent-style-name="Preformatted_20_Text">
      <style:text-properties officeooo:paragraph-rsid="00cf59bd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rsid="01385b5d" officeooo:paragraph-rsid="01385b5d"/>
    </style:style>
    <style:style style:name="P8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3" style:family="paragraph" style:parent-style-name="Preformatted_20_Text">
      <style:text-properties officeooo:rsid="013dec3e" officeooo:paragraph-rsid="013dec3e"/>
    </style:style>
    <style:style style:name="P84" style:family="paragraph" style:parent-style-name="Preformatted_20_Text">
      <style:text-properties officeooo:paragraph-rsid="013dec3e"/>
    </style:style>
    <style:style style:name="P85" style:family="paragraph" style:parent-style-name="Preformatted_20_Text">
      <style:text-properties officeooo:paragraph-rsid="00ec8a4d"/>
    </style:style>
    <style:style style:name="P86" style:family="paragraph" style:parent-style-name="Preformatted_20_Text">
      <style:text-properties officeooo:paragraph-rsid="014ea5b0"/>
    </style:style>
    <style:style style:name="P87" style:family="paragraph" style:parent-style-name="Preformatted_20_Text">
      <style:text-properties officeooo:rsid="01549e58" officeooo:paragraph-rsid="01585c4b"/>
    </style:style>
    <style:style style:name="P88" style:family="paragraph" style:parent-style-name="Preformatted_20_Text">
      <style:text-properties officeooo:rsid="01552f88" officeooo:paragraph-rsid="01585c4b"/>
    </style:style>
    <style:style style:name="P89" style:family="paragraph" style:parent-style-name="Preformatted_20_Text">
      <style:text-properties officeooo:rsid="015532c5" officeooo:paragraph-rsid="01585c4b"/>
    </style:style>
    <style:style style:name="P90" style:family="paragraph" style:parent-style-name="Preformatted_20_Text">
      <style:text-properties officeooo:rsid="0145e69a" officeooo:paragraph-rsid="01585c4b"/>
    </style:style>
    <style:style style:name="P91" style:family="paragraph" style:parent-style-name="Preformatted_20_Text">
      <style:text-properties officeooo:paragraph-rsid="01585c4b"/>
    </style:style>
    <style:style style:name="P92" style:family="paragraph" style:parent-style-name="Preformatted_20_Text">
      <style:text-properties officeooo:paragraph-rsid="0135e462"/>
    </style:style>
    <style:style style:name="P93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4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5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6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7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8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08" style:family="paragraph" style:parent-style-name="Text_20_body">
      <style:text-properties officeooo:paragraph-rsid="00889025"/>
    </style:style>
    <style:style style:name="P109" style:family="paragraph" style:parent-style-name="Text_20_body">
      <style:text-properties fo:font-weight="normal" officeooo:paragraph-rsid="00c4501e" style:font-weight-asian="normal" style:font-weight-complex="normal"/>
    </style:style>
    <style:style style:name="P11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1" style:family="paragraph" style:parent-style-name="Text_20_body">
      <style:text-properties officeooo:paragraph-rsid="00c61787"/>
    </style:style>
    <style:style style:name="P112" style:family="paragraph" style:parent-style-name="Text_20_body">
      <style:text-properties officeooo:paragraph-rsid="00b50e79"/>
    </style:style>
    <style:style style:name="P113" style:family="paragraph" style:parent-style-name="Text_20_body">
      <style:text-properties officeooo:rsid="00255fc8" officeooo:paragraph-rsid="00dcd366"/>
    </style:style>
    <style:style style:name="P114" style:family="paragraph" style:parent-style-name="Text_20_body">
      <style:text-properties officeooo:paragraph-rsid="00dcd366"/>
    </style:style>
    <style:style style:name="P115" style:family="paragraph" style:parent-style-name="Text_20_body">
      <style:text-properties officeooo:rsid="002757b1" officeooo:paragraph-rsid="013dec3e"/>
    </style:style>
    <style:style style:name="P116" style:family="paragraph" style:parent-style-name="Text_20_body">
      <style:text-properties officeooo:paragraph-rsid="00dce054"/>
    </style:style>
    <style:style style:name="P117" style:family="paragraph" style:parent-style-name="Text_20_body">
      <style:text-properties fo:language="en" fo:country="US" officeooo:rsid="0014d6fc" officeooo:paragraph-rsid="00fa3cda"/>
    </style:style>
    <style:style style:name="P118" style:family="paragraph" style:parent-style-name="Text_20_body">
      <style:text-properties officeooo:paragraph-rsid="00fa3cda"/>
    </style:style>
    <style:style style:name="P119" style:family="paragraph" style:parent-style-name="Text_20_body">
      <style:text-properties officeooo:paragraph-rsid="013dec3e"/>
    </style:style>
    <style:style style:name="P120" style:family="paragraph" style:parent-style-name="Text_20_body">
      <style:text-properties officeooo:rsid="014056e5" officeooo:paragraph-rsid="01585c4b"/>
    </style:style>
    <style:style style:name="P121" style:family="paragraph" style:parent-style-name="Text_20_body">
      <style:text-properties officeooo:paragraph-rsid="015bdad7"/>
    </style:style>
    <style:style style:name="P12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5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6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4" style:family="paragraph" style:parent-style-name="Standard">
      <style:text-properties officeooo:paragraph-rsid="00889025"/>
    </style:style>
    <style:style style:name="P135" style:family="paragraph" style:parent-style-name="Standard">
      <style:text-properties officeooo:paragraph-rsid="00b50e79"/>
    </style:style>
    <style:style style:name="P136" style:family="paragraph" style:parent-style-name="Standard">
      <style:paragraph-properties fo:text-align="start" style:justify-single-word="false"/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officeooo:paragraph-rsid="00d31dae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officeooo:paragraph-rsid="00e674e7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officeooo:rsid="00104606" officeooo:paragraph-rsid="00e9ebe6"/>
    </style:style>
    <style:style style:name="P169" style:family="paragraph" style:parent-style-name="Table_20_Contents">
      <style:text-properties officeooo:rsid="0010d7b8" officeooo:paragraph-rsid="00e9ebe6"/>
    </style:style>
    <style:style style:name="P170" style:family="paragraph" style:parent-style-name="Table_20_Contents">
      <style:text-properties officeooo:rsid="00ee2877" officeooo:paragraph-rsid="00ee2877"/>
    </style:style>
    <style:style style:name="P171" style:family="paragraph" style:parent-style-name="Table_20_Contents">
      <style:text-properties officeooo:rsid="0105e006" officeooo:paragraph-rsid="0105e006"/>
    </style:style>
    <style:style style:name="P172" style:family="paragraph" style:parent-style-name="Table_20_Contents">
      <style:text-properties officeooo:rsid="01064434" officeooo:paragraph-rsid="01064434"/>
    </style:style>
    <style:style style:name="P173" style:family="paragraph" style:parent-style-name="Table_20_Contents">
      <style:text-properties officeooo:paragraph-rsid="0115c6af"/>
    </style:style>
    <style:style style:name="P174" style:family="paragraph" style:parent-style-name="Table_20_Contents">
      <style:text-properties officeooo:paragraph-rsid="01164d25"/>
    </style:style>
    <style:style style:name="P175" style:family="paragraph" style:parent-style-name="Table_20_Contents">
      <style:text-properties officeooo:paragraph-rsid="011d430e"/>
    </style:style>
    <style:style style:name="P176" style:family="paragraph" style:parent-style-name="Table_20_Contents">
      <style:text-properties officeooo:paragraph-rsid="011d430e" style:text-scale="96%"/>
    </style:style>
    <style:style style:name="P177" style:family="paragraph" style:parent-style-name="Table_20_Contents">
      <style:text-properties officeooo:paragraph-rsid="011ece7d" style:text-scale="96%"/>
    </style:style>
    <style:style style:name="P178" style:family="paragraph" style:parent-style-name="Table_20_Contents">
      <style:text-properties officeooo:paragraph-rsid="012172dd" style:text-scale="96%"/>
    </style:style>
    <style:style style:name="P179" style:family="paragraph" style:parent-style-name="Table_20_Contents">
      <style:text-properties officeooo:paragraph-rsid="01230095" style:text-scale="96%"/>
    </style:style>
    <style:style style:name="P180" style:family="paragraph" style:parent-style-name="Table_20_Contents">
      <style:text-properties officeooo:rsid="01230095" officeooo:paragraph-rsid="01230095" style:text-scale="96%"/>
    </style:style>
    <style:style style:name="P181" style:family="paragraph" style:parent-style-name="Table_20_Contents">
      <style:text-properties officeooo:rsid="01230095" officeooo:paragraph-rsid="013156f2" style:text-scale="96%"/>
    </style:style>
    <style:style style:name="P182" style:family="paragraph" style:parent-style-name="Table_20_Contents">
      <style:text-properties officeooo:paragraph-rsid="01230095"/>
    </style:style>
    <style:style style:name="P183" style:family="paragraph" style:parent-style-name="Table_20_Contents">
      <style:text-properties officeooo:rsid="0124e6a9" officeooo:paragraph-rsid="0124e6a9"/>
    </style:style>
    <style:style style:name="P184" style:family="paragraph" style:parent-style-name="Table_20_Contents">
      <style:text-properties officeooo:rsid="01385b5d" officeooo:paragraph-rsid="01385b5d"/>
    </style:style>
    <style:style style:name="P185" style:family="paragraph" style:parent-style-name="Table_20_Contents">
      <style:text-properties officeooo:rsid="00e6c0bf" officeooo:paragraph-rsid="0158f1c1"/>
    </style:style>
    <style:style style:name="P186" style:family="paragraph" style:parent-style-name="Table_20_Contents">
      <style:text-properties officeooo:rsid="0142bdb5" officeooo:paragraph-rsid="0158f1c1"/>
    </style:style>
    <style:style style:name="P187" style:family="paragraph" style:parent-style-name="Table_20_Contents">
      <style:text-properties officeooo:rsid="015bdad7" officeooo:paragraph-rsid="015bdad7"/>
    </style:style>
    <style:style style:name="P188" style:family="paragraph" style:parent-style-name="Table_20_Contents">
      <style:text-properties officeooo:rsid="015ce9d4" officeooo:paragraph-rsid="015ce9d4"/>
    </style:style>
    <style:style style:name="P189" style:family="paragraph" style:parent-style-name="Table_20_Contents">
      <style:text-properties officeooo:rsid="015f62d9" officeooo:paragraph-rsid="015f62d9"/>
    </style:style>
    <style:style style:name="P190" style:family="paragraph" style:parent-style-name="Table_20_Contents">
      <style:text-properties officeooo:rsid="015ffb97" officeooo:paragraph-rsid="015ffb97"/>
    </style:style>
    <style:style style:name="P191" style:family="paragraph" style:parent-style-name="Table_20_Contents">
      <style:text-properties officeooo:rsid="0160c970" officeooo:paragraph-rsid="0160c970"/>
    </style:style>
    <style:style style:name="P192" style:family="paragraph" style:parent-style-name="Table_20_Contents">
      <style:text-properties officeooo:rsid="01619ef1" officeooo:paragraph-rsid="01619ef1"/>
    </style:style>
    <style:style style:name="P193" style:family="paragraph" style:parent-style-name="Title">
      <style:text-properties style:font-name="Courier 10 Pitch" fo:font-size="70pt" style:font-size-asian="28pt" style:font-size-complex="28pt"/>
    </style:style>
    <style:style style:name="P194" style:family="paragraph" style:parent-style-name="List_20_Contents">
      <style:paragraph-properties fo:text-align="end" style:justify-single-word="false"/>
      <style:text-properties officeooo:paragraph-rsid="01205433"/>
    </style:style>
    <style:style style:name="P19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9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7" style:family="paragraph" style:parent-style-name="Text_20_body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198" style:family="paragraph" style:parent-style-name="Heading_20_4">
      <style:text-properties officeooo:paragraph-rsid="00dcd366"/>
    </style:style>
    <style:style style:name="P19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1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2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3" style:family="paragraph" style:parent-style-name="Heading_20_1">
      <style:text-properties officeooo:paragraph-rsid="014ea5b0"/>
    </style:style>
    <style:style style:name="P204" style:family="paragraph" style:parent-style-name="Heading_20_1">
      <style:text-properties officeooo:paragraph-rsid="013dec3e"/>
    </style:style>
    <style:style style:name="P205" style:family="paragraph" style:parent-style-name="Heading_20_1">
      <style:text-properties officeooo:paragraph-rsid="00fa3cda"/>
    </style:style>
    <style:style style:name="P206" style:family="paragraph" style:parent-style-name="Heading_20_1">
      <style:text-properties officeooo:paragraph-rsid="00dcd366"/>
    </style:style>
    <style:style style:name="P207" style:family="paragraph" style:parent-style-name="Heading_20_1">
      <style:text-properties officeooo:paragraph-rsid="00dce054"/>
    </style:style>
    <style:style style:name="P208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0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0" style:family="paragraph" style:parent-style-name="Heading_20_1">
      <style:paragraph-properties fo:break-before="column"/>
    </style:style>
    <style:style style:name="P211" style:family="paragraph" style:parent-style-name="Heading_20_1">
      <style:paragraph-properties fo:break-before="column"/>
      <style:text-properties officeooo:paragraph-rsid="00b50e79"/>
    </style:style>
    <style:style style:name="P21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3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1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21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16" style:family="paragraph" style:parent-style-name="Heading_20_3">
      <style:text-properties officeooo:rsid="00f23b3f" officeooo:paragraph-rsid="00f23b3f"/>
    </style:style>
    <style:style style:name="P217" style:family="paragraph" style:parent-style-name="Heading_20_3">
      <style:text-properties officeooo:paragraph-rsid="00b50e79"/>
    </style:style>
    <style:style style:name="P218" style:family="paragraph" style:parent-style-name="Heading_20_3">
      <style:text-properties officeooo:paragraph-rsid="0135e462"/>
    </style:style>
    <style:style style:name="P21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2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1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4" style:family="paragraph" style:parent-style-name="Heading_20_2">
      <style:text-properties officeooo:paragraph-rsid="00b3a667"/>
    </style:style>
    <style:style style:name="P225" style:family="paragraph" style:parent-style-name="Heading_20_2" style:list-style-name="">
      <style:text-properties officeooo:rsid="00ff7fee" officeooo:paragraph-rsid="013dec3e"/>
    </style:style>
    <style:style style:name="P226" style:family="paragraph" style:parent-style-name="Heading_20_2">
      <style:text-properties officeooo:rsid="014056e5" officeooo:paragraph-rsid="01585c4b"/>
    </style:style>
    <style:style style:name="P227" style:family="paragraph" style:parent-style-name="Heading_20_2">
      <style:text-properties officeooo:paragraph-rsid="00b50e79"/>
    </style:style>
    <style:style style:name="P228" style:family="paragraph" style:parent-style-name="Heading_20_2">
      <style:text-properties officeooo:paragraph-rsid="0105e006"/>
    </style:style>
    <style:style style:name="P229" style:family="paragraph" style:parent-style-name="Heading_20_2">
      <style:text-properties officeooo:paragraph-rsid="0134757e"/>
    </style:style>
    <style:style style:name="P230" style:family="paragraph" style:parent-style-name="Heading_20_2">
      <style:text-properties officeooo:paragraph-rsid="015bdad7"/>
    </style:style>
    <style:style style:name="P231" style:family="paragraph" style:parent-style-name="Heading_20_2">
      <style:paragraph-properties fo:margin-top="0.49mm" fo:margin-bottom="0.49mm" loext:contextual-spacing="false"/>
    </style:style>
    <style:style style:name="P232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3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4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5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6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7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8" style:family="paragraph" style:parent-style-name="Heading_20_2">
      <style:paragraph-properties fo:break-before="column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text-scale="98%"/>
    </style:style>
    <style:style style:name="T20" style:family="text">
      <style:text-properties style:font-name="Liberation Mono" fo:font-size="10pt"/>
    </style:style>
    <style:style style:name="T2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8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0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1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2pt" style:font-size-asian="10pt" style:font-size-complex="10pt" style:text-scale="95%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 style:text-scale="96%"/>
    </style:style>
    <style:style style:name="T37" style:family="text">
      <style:text-properties fo:font-weight="bold" officeooo:rsid="0133d30e" style:font-weight-asian="bold" style:font-weight-complex="bold"/>
    </style:style>
    <style:style style:name="T38" style:family="text">
      <style:text-properties officeooo:rsid="00389af9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89af9" style:font-weight-asian="normal" style:font-weight-complex="normal"/>
    </style:style>
    <style:style style:name="T41" style:family="text">
      <style:text-properties fo:font-weight="normal" officeooo:rsid="006f653e" style:font-weight-asian="normal" style:font-weight-complex="normal"/>
    </style:style>
    <style:style style:name="T42" style:family="text">
      <style:text-properties fo:font-weight="normal" officeooo:rsid="003b20f0" style:font-weight-asian="normal" style:font-weight-complex="normal"/>
    </style:style>
    <style:style style:name="T43" style:family="text">
      <style:text-properties fo:font-weight="normal" officeooo:rsid="00ac076c" style:font-weight-asian="normal" style:font-weight-complex="normal"/>
    </style:style>
    <style:style style:name="T44" style:family="text">
      <style:text-properties officeooo:rsid="003986a6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9" style:family="text">
      <style:text-properties style:font-name="Liberation Serif" fo:font-size="10pt" officeooo:rsid="014274a8" style:font-size-asian="10pt" style:font-size-complex="10pt"/>
    </style:style>
    <style:style style:name="T50" style:family="text">
      <style:text-properties style:font-name="Liberation Serif" fo:font-weight="bold" style:font-weight-asian="bold" style:font-weight-complex="bold"/>
    </style:style>
    <style:style style:name="T51" style:family="text">
      <style:text-properties style:font-name="Liberation Serif" officeooo:rsid="009d69b1"/>
    </style:style>
    <style:style style:name="T5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4" style:family="text">
      <style:text-properties style:font-name="Liberation Serif" fo:font-size="12pt" style:font-size-asian="10pt" style:font-size-complex="10pt"/>
    </style:style>
    <style:style style:name="T55" style:family="text">
      <style:text-properties style:font-name="Liberation Serif" fo:font-size="12pt" style:font-size-asian="10pt" style:font-size-complex="10pt" style:text-scale="96%"/>
    </style:style>
    <style:style style:name="T56" style:family="text">
      <style:text-properties style:font-name="Liberation Serif" fo:font-size="12pt" officeooo:rsid="00cf59bd" style:font-size-asian="10pt" style:font-size-complex="10pt"/>
    </style:style>
    <style:style style:name="T57" style:family="text">
      <style:text-properties style:font-name="Liberation Serif" fo:font-size="12pt" officeooo:rsid="00ac076c" style:font-size-asian="10pt" style:font-size-complex="10pt"/>
    </style:style>
    <style:style style:name="T58" style:family="text">
      <style:text-properties style:font-name="Liberation Serif" fo:font-size="12pt" officeooo:rsid="00d31dae" style:font-size-asian="10pt" style:font-size-complex="10pt"/>
    </style:style>
    <style:style style:name="T59" style:family="text">
      <style:text-properties style:font-name="Liberation Serif" style:text-scale="95%"/>
    </style:style>
    <style:style style:name="T60" style:family="text">
      <style:text-properties style:font-name="Liberation Serif" officeooo:rsid="00a9aa07" style:text-scale="95%"/>
    </style:style>
    <style:style style:name="T61" style:family="text">
      <style:text-properties officeooo:rsid="00489d25"/>
    </style:style>
    <style:style style:name="T62" style:family="text">
      <style:text-properties fo:font-style="italic"/>
    </style:style>
    <style:style style:name="T63" style:family="text">
      <style:text-properties officeooo:rsid="005581f4"/>
    </style:style>
    <style:style style:name="T64" style:family="text">
      <style:text-properties officeooo:rsid="005f1101"/>
    </style:style>
    <style:style style:name="T65" style:family="text">
      <style:text-properties fo:color="#000000" fo:font-weight="bold"/>
    </style:style>
    <style:style style:name="T66" style:family="text">
      <style:text-properties style:font-name="monospace"/>
    </style:style>
    <style:style style:name="T67" style:family="text">
      <style:text-properties style:font-name="monospace" officeooo:rsid="005f1101"/>
    </style:style>
    <style:style style:name="T68" style:family="text">
      <style:text-properties officeooo:rsid="00602682"/>
    </style:style>
    <style:style style:name="T69" style:family="text">
      <style:text-properties officeooo:rsid="00636fae"/>
    </style:style>
    <style:style style:name="T70" style:family="text">
      <style:text-properties officeooo:rsid="00647ed4"/>
    </style:style>
    <style:style style:name="T71" style:family="text">
      <style:text-properties officeooo:rsid="006f653e"/>
    </style:style>
    <style:style style:name="T72" style:family="text">
      <style:text-properties fo:language="zxx" fo:country="none" style:language-asian="zxx" style:country-asian="none" style:language-complex="zxx" style:country-complex="none"/>
    </style:style>
    <style:style style:name="T73" style:family="text">
      <style:text-properties fo:language="zxx" fo:country="none" officeooo:rsid="0033870c" style:language-asian="zxx" style:country-asian="none" style:language-complex="zxx" style:country-complex="none"/>
    </style:style>
    <style:style style:name="T74" style:family="text">
      <style:text-properties fo:language="zxx" fo:country="none" officeooo:rsid="001d9157" style:language-asian="zxx" style:country-asian="none" style:language-complex="zxx" style:country-complex="none"/>
    </style:style>
    <style:style style:name="T75" style:family="text">
      <style:text-properties fo:language="zxx" fo:country="none" officeooo:rsid="001fbd9c" style:language-asian="zxx" style:country-asian="none" style:language-complex="zxx" style:country-complex="none"/>
    </style:style>
    <style:style style:name="T76" style:family="text">
      <style:text-properties fo:language="zxx" fo:country="none" officeooo:rsid="003b20f0" style:language-asian="zxx" style:country-asian="none" style:language-complex="zxx" style:country-complex="none"/>
    </style:style>
    <style:style style:name="T77" style:family="text">
      <style:text-properties fo:language="zxx" fo:country="none" officeooo:rsid="002bb4ef" style:language-asian="zxx" style:country-asian="none" style:language-complex="zxx" style:country-complex="none"/>
    </style:style>
    <style:style style:name="T78" style:family="text">
      <style:text-properties fo:language="zxx" fo:country="none" officeooo:rsid="002d3ccc" style:language-asian="zxx" style:country-asian="none" style:language-complex="zxx" style:country-complex="none"/>
    </style:style>
    <style:style style:name="T79" style:family="text">
      <style:text-properties fo:language="zxx" fo:country="none" officeooo:rsid="00819b96" style:language-asian="zxx" style:country-asian="none" style:language-complex="zxx" style:country-complex="none"/>
    </style:style>
    <style:style style:name="T80" style:family="text">
      <style:text-properties fo:language="zxx" fo:country="none" style:language-asian="zxx" style:country-asian="none" style:language-complex="zxx" style:country-complex="none" style:text-scale="97%"/>
    </style:style>
    <style:style style:name="T81" style:family="text">
      <style:text-properties fo:language="zxx" fo:country="none" style:language-asian="zxx" style:country-asian="none" style:language-complex="zxx" style:country-complex="none" style:text-scale="98%"/>
    </style:style>
    <style:style style:name="T82" style:family="text">
      <style:text-properties fo:language="zxx" fo:country="none" officeooo:rsid="009f4498" style:language-asian="zxx" style:country-asian="none" style:language-complex="zxx" style:country-complex="none"/>
    </style:style>
    <style:style style:name="T83" style:family="text">
      <style:text-properties fo:language="zxx" fo:country="none" officeooo:rsid="006f653e" style:language-asian="zxx" style:country-asian="none" style:language-complex="zxx" style:country-complex="none"/>
    </style:style>
    <style:style style:name="T84" style:family="text">
      <style:text-properties fo:language="zxx" fo:country="none" officeooo:rsid="00c3a387" style:language-asian="zxx" style:country-asian="none" style:language-complex="zxx" style:country-complex="none"/>
    </style:style>
    <style:style style:name="T85" style:family="text">
      <style:text-properties fo:language="zxx" fo:country="none" officeooo:rsid="00c4501e" style:language-asian="zxx" style:country-asian="none" style:language-complex="zxx" style:country-complex="none"/>
    </style:style>
    <style:style style:name="T86" style:family="text">
      <style:text-properties fo:language="zxx" fo:country="none" officeooo:rsid="00c9bdb2" style:language-asian="zxx" style:country-asian="none" style:language-complex="zxx" style:country-complex="none"/>
    </style:style>
    <style:style style:name="T87" style:family="text">
      <style:text-properties fo:language="zxx" fo:country="none" officeooo:rsid="0104cc98" style:language-asian="zxx" style:country-asian="none" style:language-complex="zxx" style:country-complex="none"/>
    </style:style>
    <style:style style:name="T88" style:family="text">
      <style:text-properties fo:language="zxx" fo:country="none" style:language-asian="zxx" style:country-asian="none" style:language-complex="zxx" style:country-complex="none" style:text-scale="96%"/>
    </style:style>
    <style:style style:name="T89" style:family="text">
      <style:text-properties fo:language="zxx" fo:country="none" officeooo:rsid="013ab4f4" style:language-asian="zxx" style:country-asian="none" style:language-complex="zxx" style:country-complex="none"/>
    </style:style>
    <style:style style:name="T90" style:family="text">
      <style:text-properties fo:language="zxx" fo:country="none" officeooo:rsid="00889025" style:language-asian="zxx" style:country-asian="none" style:language-complex="zxx" style:country-complex="none"/>
    </style:style>
    <style:style style:name="T91" style:family="text">
      <style:text-properties fo:language="zxx" fo:country="none" officeooo:rsid="013dec3e" style:language-asian="zxx" style:country-asian="none" style:language-complex="zxx" style:country-complex="none"/>
    </style:style>
    <style:style style:name="T92" style:family="text">
      <style:text-properties fo:language="zxx" fo:country="none" officeooo:rsid="00189797" style:language-asian="zxx" style:country-asian="none" style:language-complex="zxx" style:country-complex="none"/>
    </style:style>
    <style:style style:name="T9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language="zxx" fo:country="none" fo:font-weight="bold" style:language-asian="zxx" style:country-asian="none" style:language-complex="zxx" style:country-complex="none"/>
    </style:style>
    <style:style style:name="T101" style:family="text">
      <style:text-properties fo:language="zxx" fo:country="none" fo:font-style="italic" style:language-asian="zxx" style:country-asian="none" style:language-complex="zxx" style:country-complex="none"/>
    </style:style>
    <style:style style:name="T10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officeooo:rsid="00701ae9"/>
    </style:style>
    <style:style style:name="T106" style:family="text">
      <style:text-properties style:font-name-asian="NSimSun" style:font-name-complex="Liberation Mono"/>
    </style:style>
    <style:style style:name="T107" style:family="text">
      <style:text-properties officeooo:rsid="00369f7a" style:font-name-asian="NSimSun" style:font-name-complex="Liberation Mono"/>
    </style:style>
    <style:style style:name="T108" style:family="text">
      <style:text-properties officeooo:rsid="00b94b22" style:font-name-asian="NSimSun" style:font-name-complex="Liberation Mono"/>
    </style:style>
    <style:style style:name="T109" style:family="text">
      <style:text-properties officeooo:rsid="0102ef04" style:font-name-asian="NSimSun" style:font-name-complex="Liberation Mono"/>
    </style:style>
    <style:style style:name="T110" style:family="text">
      <style:text-properties officeooo:rsid="003b20f0"/>
    </style:style>
    <style:style style:name="T111" style:family="text">
      <style:text-properties style:text-scale="98%"/>
    </style:style>
    <style:style style:name="T112" style:family="text">
      <style:text-properties officeooo:rsid="01230095" style:text-scale="98%"/>
    </style:style>
    <style:style style:name="T113" style:family="text">
      <style:text-properties officeooo:rsid="0119c23d" style:text-scale="98%"/>
    </style:style>
    <style:style style:name="T114" style:family="text">
      <style:text-properties officeooo:rsid="012f2993" style:text-scale="98%"/>
    </style:style>
    <style:style style:name="T115" style:family="text">
      <style:text-properties officeooo:rsid="012ff093" style:text-scale="98%"/>
    </style:style>
    <style:style style:name="T116" style:family="text">
      <style:text-properties officeooo:rsid="013156f2" style:text-scale="98%"/>
    </style:style>
    <style:style style:name="T11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9" style:family="text">
      <style:text-properties fo:font-size="8pt" style:font-size-asian="10pt" style:font-size-complex="10pt"/>
    </style:style>
    <style:style style:name="T120" style:family="text">
      <style:text-properties officeooo:rsid="008ed4d2"/>
    </style:style>
    <style:style style:name="T121" style:family="text">
      <style:text-properties officeooo:rsid="0091a3b5"/>
    </style:style>
    <style:style style:name="T122" style:family="text">
      <style:text-properties officeooo:rsid="00946df3"/>
    </style:style>
    <style:style style:name="T123" style:family="text">
      <style:text-properties officeooo:rsid="009a1201"/>
    </style:style>
    <style:style style:name="T124" style:family="text">
      <style:text-properties officeooo:rsid="009baf15"/>
    </style:style>
    <style:style style:name="T125" style:family="text">
      <style:text-properties officeooo:rsid="009f4498"/>
    </style:style>
    <style:style style:name="T126" style:family="text">
      <style:text-properties fo:font-size="6pt" style:font-size-asian="10pt" style:font-size-complex="10pt"/>
    </style:style>
    <style:style style:name="T127" style:family="text">
      <style:text-properties officeooo:rsid="00a70531"/>
    </style:style>
    <style:style style:name="T128" style:family="text">
      <style:text-properties officeooo:rsid="00ac076c"/>
    </style:style>
    <style:style style:name="T129" style:family="text">
      <style:text-properties officeooo:rsid="00ad27e1"/>
    </style:style>
    <style:style style:name="T130" style:family="text">
      <style:text-properties officeooo:rsid="00baef6e"/>
    </style:style>
    <style:style style:name="T131" style:family="text">
      <style:text-properties officeooo:rsid="00c04310"/>
    </style:style>
    <style:style style:name="T132" style:family="text">
      <style:text-properties officeooo:rsid="00c20a31"/>
    </style:style>
    <style:style style:name="T133" style:family="text">
      <style:text-properties officeooo:rsid="00c3deb3"/>
    </style:style>
    <style:style style:name="T134" style:family="text">
      <style:text-properties officeooo:rsid="00c4501e"/>
    </style:style>
    <style:style style:name="T135" style:family="text">
      <style:text-properties style:text-scale="96%"/>
    </style:style>
    <style:style style:name="T136" style:family="text">
      <style:text-properties officeooo:rsid="00d31dae"/>
    </style:style>
    <style:style style:name="T13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officeooo:rsid="00da39da"/>
    </style:style>
    <style:style style:name="T139" style:family="text">
      <style:text-properties officeooo:rsid="00dcd366"/>
    </style:style>
    <style:style style:name="T140" style:family="text">
      <style:text-properties officeooo:rsid="00e17379"/>
    </style:style>
    <style:style style:name="T141" style:family="text">
      <style:text-properties officeooo:rsid="00e6c0bf"/>
    </style:style>
    <style:style style:name="T142" style:family="text">
      <style:text-properties officeooo:rsid="0009fa69"/>
    </style:style>
    <style:style style:name="T143" style:family="text">
      <style:text-properties officeooo:rsid="00f1541a"/>
    </style:style>
    <style:style style:name="T144" style:family="text">
      <style:text-properties officeooo:rsid="00f3d51e"/>
    </style:style>
    <style:style style:name="T145" style:family="text">
      <style:text-properties officeooo:rsid="00f5d83f"/>
    </style:style>
    <style:style style:name="T146" style:family="text">
      <style:text-properties officeooo:rsid="00f81a30"/>
    </style:style>
    <style:style style:name="T147" style:family="text">
      <style:text-properties officeooo:rsid="00ff7fee"/>
    </style:style>
    <style:style style:name="T148" style:family="text">
      <style:text-properties officeooo:rsid="01001712"/>
    </style:style>
    <style:style style:name="T149" style:family="text">
      <style:text-properties officeooo:rsid="0105e006"/>
    </style:style>
    <style:style style:name="T150" style:family="text">
      <style:text-properties officeooo:rsid="0107eacd"/>
    </style:style>
    <style:style style:name="T151" style:family="text">
      <style:text-properties officeooo:rsid="01087700"/>
    </style:style>
    <style:style style:name="T152" style:family="text">
      <style:text-properties officeooo:rsid="010d25b7"/>
    </style:style>
    <style:style style:name="T153" style:family="text">
      <style:text-properties officeooo:rsid="0113f9bf"/>
    </style:style>
    <style:style style:name="T154" style:family="text">
      <style:text-properties officeooo:rsid="011411e9"/>
    </style:style>
    <style:style style:name="T155" style:family="text">
      <style:text-properties officeooo:rsid="0114ac00"/>
    </style:style>
    <style:style style:name="T156" style:family="text">
      <style:text-properties officeooo:rsid="0115c6af"/>
    </style:style>
    <style:style style:name="T157" style:family="text">
      <style:text-properties officeooo:rsid="01164d25"/>
    </style:style>
    <style:style style:name="T158" style:family="text">
      <style:text-properties officeooo:rsid="011a6bc3"/>
    </style:style>
    <style:style style:name="T159" style:family="text">
      <style:text-properties officeooo:rsid="011d430e"/>
    </style:style>
    <style:style style:name="T160" style:family="text">
      <style:text-properties officeooo:rsid="012172dd"/>
    </style:style>
    <style:style style:name="T161" style:family="text">
      <style:text-properties officeooo:rsid="01230095"/>
    </style:style>
    <style:style style:name="T162" style:family="text">
      <style:text-properties officeooo:rsid="01286586"/>
    </style:style>
    <style:style style:name="T163" style:family="text">
      <style:text-properties officeooo:rsid="012a3349"/>
    </style:style>
    <style:style style:name="T164" style:family="text">
      <style:text-properties officeooo:rsid="012b2747"/>
    </style:style>
    <style:style style:name="T165" style:family="text">
      <style:text-properties officeooo:rsid="012cf6bf"/>
    </style:style>
    <style:style style:name="T166" style:family="text">
      <style:text-properties officeooo:rsid="012e4428"/>
    </style:style>
    <style:style style:name="T167" style:family="text">
      <style:text-properties officeooo:rsid="012ea5f8"/>
    </style:style>
    <style:style style:name="T168" style:family="text">
      <style:text-properties officeooo:rsid="012ff093"/>
    </style:style>
    <style:style style:name="T169" style:family="text">
      <style:text-properties style:text-underline-style="solid" style:text-underline-type="double" style:text-underline-width="auto" style:text-underline-color="font-color"/>
    </style:style>
    <style:style style:name="T170" style:family="text">
      <style:text-properties officeooo:rsid="0133d30e"/>
    </style:style>
    <style:style style:name="T171" style:family="text">
      <style:text-properties officeooo:rsid="0134757e"/>
    </style:style>
    <style:style style:name="T172" style:family="text">
      <style:text-properties officeooo:rsid="0135e462"/>
    </style:style>
    <style:style style:name="T173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4" style:family="text">
      <style:text-properties officeooo:rsid="013eca18"/>
    </style:style>
    <style:style style:name="T175" style:family="text">
      <style:text-properties officeooo:rsid="0140f8af"/>
    </style:style>
    <style:style style:name="T176" style:family="text">
      <style:text-properties officeooo:rsid="014274a8"/>
    </style:style>
    <style:style style:name="T177" style:family="text">
      <style:text-properties officeooo:rsid="0144296b"/>
    </style:style>
    <style:style style:name="T178" style:family="text">
      <style:text-properties officeooo:rsid="01476a30"/>
    </style:style>
    <style:style style:name="T179" style:family="text">
      <style:text-properties officeooo:rsid="014c7d34"/>
    </style:style>
    <style:style style:name="T180" style:family="text">
      <style:text-properties officeooo:rsid="014ea5b0"/>
    </style:style>
    <style:style style:name="T181" style:family="text">
      <style:text-properties officeooo:rsid="0153c599"/>
    </style:style>
    <style:style style:name="T182" style:family="text">
      <style:text-properties officeooo:rsid="01556696"/>
    </style:style>
    <style:style style:name="T183" style:family="text">
      <style:text-properties officeooo:rsid="015bdad7"/>
    </style:style>
    <style:style style:name="T184" style:family="text">
      <style:text-properties officeooo:rsid="016346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3">Terminal</text:p>
              <text:p text:style-name="P24"><text:span text:style-name="T106"><text:s/></text:span><text:span text:style-name="T107">glossary </text:span><text:span text:style-name="T108">0.</text:span><text:span text:style-name="T109">4</text:span></text:p>
            </table:table-cell>
            <table:table-cell table:style-name="Table4.B1" office:value-type="string">
              <text:p text:style-name="P164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6"><text:a xlink:type="simple" xlink:href="#__RefHeading___Toc653_1005567325" text:style-name="Index_20_Link" text:visited-style-name="Index_20_Link">New terminal<text:tab/>1</text:a></text:p>
            <text:p text:style-name="P196"><text:a xlink:type="simple" xlink:href="#__RefHeading___Toc4184_2220584875" text:style-name="Index_20_Link" text:visited-style-name="Index_20_Link">terminal history<text:tab/>1</text:a></text:p>
            <text:p text:style-name="P196"><text:a xlink:type="simple" xlink:href="#__RefHeading___Toc3165_268976311" text:style-name="Index_20_Link" text:visited-style-name="Index_20_Link">Navigation<text:tab/>2</text:a></text:p>
            <text:p text:style-name="P195"><text:a xlink:type="simple" xlink:href="#__RefHeading___Toc3169_1590653438" text:style-name="Index_20_Link" text:visited-style-name="Index_20_Link">list<text:tab/>2</text:a></text:p>
            <text:p text:style-name="P195"><text:a xlink:type="simple" xlink:href="#__RefHeading___Toc3167_268976311" text:style-name="Index_20_Link" text:visited-style-name="Index_20_Link">find<text:tab/>2</text:a></text:p>
            <text:p text:style-name="P195"><text:a xlink:type="simple" xlink:href="#__RefHeading___Toc4094_2220584875" text:style-name="Index_20_Link" text:visited-style-name="Index_20_Link">locate<text:tab/>2</text:a></text:p>
            <text:p text:style-name="P195"><text:a xlink:type="simple" xlink:href="#__RefHeading___Toc3169_268976311" text:style-name="Index_20_Link" text:visited-style-name="Index_20_Link">tree<text:tab/>2</text:a></text:p>
            <text:p text:style-name="P196"><text:a xlink:type="simple" xlink:href="#__RefHeading___Toc11528_3461777943" text:style-name="Index_20_Link" text:visited-style-name="Index_20_Link">Directories<text:tab/>2</text:a></text:p>
            <text:p text:style-name="P195"><text:a xlink:type="simple" xlink:href="#__RefHeading___Toc11530_3461777943" text:style-name="Index_20_Link" text:visited-style-name="Index_20_Link">working dir<text:tab/>2</text:a></text:p>
            <text:p text:style-name="P195"><text:a xlink:type="simple" xlink:href="#__RefHeading___Toc11532_3461777943" text:style-name="Index_20_Link" text:visited-style-name="Index_20_Link">new directory<text:tab/>2</text:a></text:p>
            <text:p text:style-name="P195"><text:a xlink:type="simple" xlink:href="#__RefHeading___Toc3171_1590653438" text:style-name="Index_20_Link" text:visited-style-name="Index_20_Link">change directory<text:tab/>2</text:a></text:p>
            <text:p text:style-name="P199"><text:a xlink:type="simple" xlink:href="#__RefHeading___Toc11136_952624381" text:style-name="Index_20_Link" text:visited-style-name="Index_20_Link">open directory<text:tab/>2</text:a></text:p>
            <text:p text:style-name="P195"><text:a xlink:type="simple" xlink:href="#__RefHeading___Toc2029_451784513" text:style-name="Index_20_Link" text:visited-style-name="Index_20_Link">bash<text:tab/>2</text:a></text:p>
            <text:p text:style-name="P196"><text:a xlink:type="simple" xlink:href="#__RefHeading___Toc11706_1086886642" text:style-name="Index_20_Link" text:visited-style-name="Index_20_Link">files<text:tab/>3</text:a></text:p>
            <text:p text:style-name="P195"><text:a xlink:type="simple" xlink:href="#__RefHeading___Toc2608_1379477827" text:style-name="Index_20_Link" text:visited-style-name="Index_20_Link">create a new file<text:tab/>3</text:a></text:p>
            <text:p text:style-name="P195"><text:a xlink:type="simple" xlink:href="#__RefHeading___Toc2610_1379477827" text:style-name="Index_20_Link" text:visited-style-name="Index_20_Link">Copy<text:tab/>3</text:a></text:p>
            <text:p text:style-name="P195"><text:a xlink:type="simple" xlink:href="#__RefHeading___Toc3179_1590653438" text:style-name="Index_20_Link" text:visited-style-name="Index_20_Link">Move<text:tab/>3</text:a></text:p>
            <text:p text:style-name="P195"><text:a xlink:type="simple" xlink:href="#__RefHeading___Toc3181_1590653438" text:style-name="Index_20_Link" text:visited-style-name="Index_20_Link">Rename<text:tab/>3</text:a></text:p>
            <text:p text:style-name="P195"><text:a xlink:type="simple" xlink:href="#__RefHeading___Toc3183_1590653438" text:style-name="Index_20_Link" text:visited-style-name="Index_20_Link">Delete<text:tab/>3</text:a></text:p>
            <text:p text:style-name="P195"><text:a xlink:type="simple" xlink:href="#__RefHeading___Toc20017_205490006" text:style-name="Index_20_Link" text:visited-style-name="Index_20_Link">file contents<text:tab/>3</text:a></text:p>
            <text:p text:style-name="P195"><text:a xlink:type="simple" xlink:href="#__RefHeading___Toc11534_3461777943" text:style-name="Index_20_Link" text:visited-style-name="Index_20_Link">Make executables<text:tab/>3</text:a></text:p>
            <text:p text:style-name="P195"><text:a xlink:type="simple" xlink:href="#__RefHeading___Toc11138_952624381" text:style-name="Index_20_Link" text:visited-style-name="Index_20_Link">editing files<text:tab/>4</text:a></text:p>
            <text:p text:style-name="P199"><text:a xlink:type="simple" xlink:href="#__RefHeading___Toc3187_1590653438" text:style-name="Index_20_Link" text:visited-style-name="Index_20_Link">Redirection<text:tab/>4</text:a></text:p>
            <text:p text:style-name="P219"><text:a xlink:type="simple" xlink:href="#__RefHeading___Toc3189_1590653438" text:style-name="Index_20_Link" text:visited-style-name="Index_20_Link">Appending<text:tab/>4</text:a></text:p>
            <text:p text:style-name="P219"><text:a xlink:type="simple" xlink:href="#__RefHeading___Toc3191_1590653438" text:style-name="Index_20_Link" text:visited-style-name="Index_20_Link">Piping<text:tab/>4</text:a></text:p>
            <text:p text:style-name="P219"><text:a xlink:type="simple" xlink:href="#__RefHeading___Toc3193_1590653438" text:style-name="Index_20_Link" text:visited-style-name="Index_20_Link">Sorting<text:tab/>4</text:a></text:p>
            <text:p text:style-name="P219"><text:a xlink:type="simple" xlink:href="#__RefHeading___Toc3195_1590653438" text:style-name="Index_20_Link" text:visited-style-name="Index_20_Link">Unique<text:tab/>4</text:a></text:p>
            <text:p text:style-name="P196"><text:a xlink:type="simple" xlink:href="#__RefHeading___Toc11536_3461777943" text:style-name="Index_20_Link" text:visited-style-name="Index_20_Link">GREP<text:tab/>4</text:a></text:p>
            <text:p text:style-name="P196"><text:a xlink:type="simple" xlink:href="#__RefHeading___Toc5624_428051376" text:style-name="Index_20_Link" text:visited-style-name="Index_20_Link">stdin<text:tab/>4</text:a></text:p>
            <text:p text:style-name="P219"><text:a xlink:type="simple" xlink:href="#__RefHeading___Toc2214_1677407077" text:style-name="Index_20_Link" text:visited-style-name="Index_20_Link">stream editor<text:tab/>4</text:a></text:p>
            <text:p text:style-name="P196"><text:a xlink:type="simple" xlink:href="#__RefHeading___Toc10155_72527309" text:style-name="Index_20_Link" text:visited-style-name="Index_20_Link">Apps<text:tab/>5</text:a></text:p>
            <text:p text:style-name="P199"><text:a xlink:type="simple" xlink:href="#__RefHeading___Toc3662_382694965" text:style-name="Index_20_Link" text:visited-style-name="Index_20_Link">terminal names<text:tab/>5</text:a></text:p>
            <text:p text:style-name="P199"><text:a xlink:type="simple" xlink:href="#__RefHeading___Toc10157_72527309" text:style-name="Index_20_Link" text:visited-style-name="Index_20_Link">List app paths<text:tab/>5</text:a></text:p>
            <text:p text:style-name="P195"><text:a xlink:type="simple" xlink:href="#__RefHeading___Toc708_828875736" text:style-name="Index_20_Link" text:visited-style-name="Index_20_Link">Install apps<text:tab/>5</text:a></text:p>
            <text:p text:style-name="P199"><text:a xlink:type="simple" xlink:href="#__RefHeading___Toc1022_1285522627" text:style-name="Index_20_Link" text:visited-style-name="Index_20_Link">uninstall apps<text:tab/>5</text:a></text:p>
            <text:p text:style-name="P199"><text:a xlink:type="simple" xlink:href="#__RefHeading___Toc2127_37273550" text:style-name="Index_20_Link" text:visited-style-name="Index_20_Link">reinstall apps<text:tab/>5</text:a></text:p>
            <text:p text:style-name="P195"><text:a xlink:type="simple" xlink:href="#__RefHeading___Toc1024_1285522627" text:style-name="Index_20_Link" text:visited-style-name="Index_20_Link">remove ppas<text:tab/>5</text:a></text:p>
            <text:p text:style-name="P199"><text:a xlink:type="simple" xlink:href="#__RefHeading___Toc11708_1086886642" text:style-name="Index_20_Link" text:visited-style-name="Index_20_Link">install .sh scripts<text:tab/>5</text:a></text:p>
            <text:p text:style-name="P195"><text:a xlink:type="simple" xlink:href="#__RefHeading___Toc869_553901057" text:style-name="Index_20_Link" text:visited-style-name="Index_20_Link">Install updates<text:tab/>5</text:a></text:p>
            <text:p text:style-name="P195"><text:a xlink:type="simple" xlink:href="#__RefHeading___Toc1026_1285522627" text:style-name="Index_20_Link" text:visited-style-name="Index_20_Link">fixing repos<text:tab/>5</text:a></text:p>
            <text:p text:style-name="P196"><text:a xlink:type="simple" xlink:href="#__RefHeading___Toc2218_1677407077" text:style-name="Index_20_Link" text:visited-style-name="Index_20_Link">System<text:tab/>5</text:a></text:p>
            <text:p text:style-name="P195"><text:a xlink:type="simple" xlink:href="#__RefHeading___Toc2220_1677407077" text:style-name="Index_20_Link" text:visited-style-name="Index_20_Link">disks<text:tab/>5</text:a></text:p>
            <text:p text:style-name="P195"><text:a xlink:type="simple" xlink:href="#__RefHeading___Toc3171_268976311" text:style-name="Index_20_Link" text:visited-style-name="Index_20_Link">disk usage<text:tab/>5</text:a></text:p>
            <text:p text:style-name="P199"><text:a xlink:type="simple" xlink:href="#__RefHeading___Toc1020_1285522627" text:style-name="Index_20_Link" text:visited-style-name="Index_20_Link">scandisk<text:tab/>5</text:a></text:p>
            <text:p text:style-name="P199"><text:a xlink:type="simple" xlink:href="#__RefHeading___Toc5570_428051376" text:style-name="Index_20_Link" text:visited-style-name="Index_20_Link">mounting<text:tab/>5</text:a></text:p>
            <text:p text:style-name="P195"><text:a xlink:type="simple" xlink:href="#__RefHeading___Toc3690_382694965" text:style-name="Index_20_Link" text:visited-style-name="Index_20_Link">Manual (help)<text:tab/>6</text:a></text:p>
            <text:p text:style-name="P195"><text:a xlink:type="simple" xlink:href="#__RefHeading___Toc2077_451784513" text:style-name="Index_20_Link" text:visited-style-name="Index_20_Link">power-off<text:tab/>6</text:a></text:p>
            <text:p text:style-name="P195"><text:a xlink:type="simple" xlink:href="#__RefHeading___Toc2008_451784513" text:style-name="Index_20_Link" text:visited-style-name="Index_20_Link">processes<text:tab/>6</text:a></text:p>
            <text:p text:style-name="P199"><text:a xlink:type="simple" xlink:href="#__RefHeading___Toc2010_451784513" text:style-name="Index_20_Link" text:visited-style-name="Index_20_Link">top<text:tab/>6</text:a></text:p>
            <text:p text:style-name="P199"><text:a xlink:type="simple" xlink:href="#__RefHeading___Toc2012_451784513" text:style-name="Index_20_Link" text:visited-style-name="Index_20_Link">ps<text:tab/>6</text:a></text:p>
            <text:p text:style-name="P199"><text:a xlink:type="simple" xlink:href="#__RefHeading___Toc2198_1677407077" text:style-name="Index_20_Link" text:visited-style-name="Index_20_Link">jobs<text:tab/>6</text:a></text:p>
            <text:p text:style-name="P199"><text:a xlink:type="simple" xlink:href="#__RefHeading___Toc2014_451784513" text:style-name="Index_20_Link" text:visited-style-name="Index_20_Link">pgrep<text:tab/>6</text:a></text:p>
            <text:p text:style-name="P199"><text:a xlink:type="simple" xlink:href="#__RefHeading___Toc2016_451784513" text:style-name="Index_20_Link" text:visited-style-name="Index_20_Link">kill<text:tab/>6</text:a></text:p>
            <text:p text:style-name="P199"><text:a xlink:type="simple" xlink:href="#__RefHeading___Toc2018_451784513" text:style-name="Index_20_Link" text:visited-style-name="Index_20_Link">pkill &amp; killall<text:tab/>6</text:a></text:p>
            <text:p text:style-name="P199"><text:a xlink:type="simple" xlink:href="#__RefHeading___Toc2200_1677407077" text:style-name="Index_20_Link" text:visited-style-name="Index_20_Link">disown<text:tab/>6</text:a></text:p>
            <text:p text:style-name="P196"><text:a xlink:type="simple" xlink:href="#__RefHeading___Toc809_1365304481" text:style-name="Index_20_Link" text:visited-style-name="Index_20_Link">Archives<text:tab/>6</text:a></text:p>
            <text:p text:style-name="P195"><text:a xlink:type="simple" xlink:href="#__RefHeading___Toc811_1365304481" text:style-name="Index_20_Link" text:visited-style-name="Index_20_Link">TAR<text:tab/>6</text:a></text:p>
            <text:p text:style-name="P195"><text:a xlink:type="simple" xlink:href="#__RefHeading___Toc871_553901057" text:style-name="Index_20_Link" text:visited-style-name="Index_20_Link">Zip<text:tab/>6</text:a></text:p>
            <text:p text:style-name="P196"><text:a xlink:type="simple" xlink:href="#__RefHeading___Toc2079_451784513" text:style-name="Index_20_Link" text:visited-style-name="Index_20_Link">personalize bash<text:tab/>7</text:a></text:p>
            <text:p text:style-name="P199"><text:a xlink:type="simple" xlink:href="#__RefHeading___Toc2002_451784513" text:style-name="Index_20_Link" text:visited-style-name="Index_20_Link">autocompletion<text:tab/>7</text:a></text:p>
            <text:p text:style-name="P195"><text:a xlink:type="simple" xlink:href="#__RefHeading___Toc2004_451784513" text:style-name="Index_20_Link" text:visited-style-name="Index_20_Link">colors meaning<text:tab/>7</text:a></text:p>
            <text:p text:style-name="P196"><text:a xlink:type="simple" xlink:href="#__RefHeading___Toc5626_428051376" text:style-name="Index_20_Link" text:visited-style-name="Index_20_Link">specific apps<text:tab/>7</text:a></text:p>
            <text:p text:style-name="P195"><text:a xlink:type="simple" xlink:href="#__RefHeading___Toc44535_1435368569" text:style-name="Index_20_Link" text:visited-style-name="Index_20_Link">Bash<text:tab/>7</text:a></text:p>
            <text:p text:style-name="P195"><text:a xlink:type="simple" xlink:href="#__RefHeading___Toc2935_3392871848" text:style-name="Index_20_Link" text:visited-style-name="Index_20_Link">Libre Office<text:tab/>7</text:a></text:p>
            <text:p text:style-name="P199"><text:a xlink:type="simple" xlink:href="#__RefHeading___Toc2937_3392871848" text:style-name="Index_20_Link" text:visited-style-name="Index_20_Link">white icons:<text:tab/>7</text:a></text:p>
            <text:p text:style-name="P195"><text:a xlink:type="simple" xlink:href="#__RefHeading___Toc10904_151467102" text:style-name="Index_20_Link" text:visited-style-name="Index_20_Link">Terminator<text:tab/>7</text:a></text:p>
            <text:p text:style-name="P195"><text:a xlink:type="simple" xlink:href="#__RefHeading___Toc2384_1677407077" text:style-name="Index_20_Link" text:visited-style-name="Index_20_Link">Clementine<text:tab/>7</text:a></text:p>
            <text:p text:style-name="P195"><text:a xlink:type="simple" xlink:href="#__RefHeading___Toc20019_205490006" text:style-name="Index_20_Link" text:visited-style-name="Index_20_Link">Sublime Text<text:tab/>7</text:a></text:p>
            <text:p text:style-name="P199"><text:a xlink:type="simple" xlink:href="#__RefHeading___Toc20021_205490006" text:style-name="Index_20_Link" text:visited-style-name="Index_20_Link">Lines<text:tab/>7</text:a></text:p>
            <text:p text:style-name="P199"><text:a xlink:type="simple" xlink:href="#__RefHeading___Toc20023_205490006" text:style-name="Index_20_Link" text:visited-style-name="Index_20_Link">Command Mode<text:tab/>7</text:a></text:p>
            <text:p text:style-name="P199"><text:a xlink:type="simple" xlink:href="#__RefHeading___Toc20025_205490006" text:style-name="Index_20_Link" text:visited-style-name="Index_20_Link">Indent<text:tab/>7</text:a></text:p>
            <text:p text:style-name="P199"><text:a xlink:type="simple" xlink:href="#__RefHeading___Toc20027_205490006" text:style-name="Index_20_Link" text:visited-style-name="Index_20_Link">Fold/Unfold<text:tab/>7</text:a></text:p>
            <text:p text:style-name="P199"><text:a xlink:type="simple" xlink:href="#__RefHeading___Toc20029_205490006" text:style-name="Index_20_Link" text:visited-style-name="Index_20_Link">alignment<text:tab/>7</text:a></text:p>
            <text:p text:style-name="P199"><text:a xlink:type="simple" xlink:href="#__RefHeading___Toc5572_428051376" text:style-name="Index_20_Link" text:visited-style-name="Index_20_Link">Cucumber<text:tab/>7</text:a></text:p>
            <text:p text:style-name="P199"><text:a xlink:type="simple" xlink:href="#__RefHeading___Toc2939_3392871848" text:style-name="Index_20_Link" text:visited-style-name="Index_20_Link">Markdown Preview<text:tab/>7</text:a></text:p>
            <text:p text:style-name="P195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20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9">g</text:span>nome-terminal</text:p>
            </table:table-cell>
            <table:table-cell table:style-name="Table25.B1" office:value-type="string">
              <text:p text:style-name="P166">ctrl+<text:span text:style-name="T146">alt</text:span>+t</text:p>
            </table:table-cell>
          </table:table-row>
        </table:table>
        <text:h text:style-name="P203" text:outline-level="1"><text:bookmark-start text:name="__RefHeading___Toc4184_2220584875"/><text:span text:style-name="Source_20_Text"><text:span text:style-name="T180">terminal history</text:span></text:span><text:bookmark-end text:name="__RefHeading___Toc4184_2220584875"/></text:h>
        <text:p text:style-name="P86"><text:span text:style-name="Source_20_Text"><text:span text:style-name="T180">CTRL+R</text:span></text:span></text:p>
        <text:h text:style-name="P201" text:outline-level="1"/>
        <text:h text:style-name="P197" text:outline-level="1"/>
        <text:h text:style-name="P208" text:outline-level="1"><text:bookmark-start text:name="__RefHeading___Toc3165_268976311"/>Navigation<text:bookmark-end text:name="__RefHeading___Toc3165_268976311"/></text:h>
        <text:h text:style-name="P220" text:outline-level="2"><text:bookmark-start text:name="__RefHeading___Toc3169_1590653438"/>list<text:bookmark-end text:name="__RefHeading___Toc3169_1590653438"/></text:h>
        <text:p text:style-name="P11">$ ls<text:span text:style-name="T155"> -al</text:span><text:tab/><text:span text:style-name="T5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3"><text:span text:style-name="Source_20_Text"><text:span text:style-name="T26">-a</text:span></text:span><text:span text:style-name="T26"> </text:span><text:span text:style-name="T72">lists </text:span><text:span text:style-name="T94">all contents</text:span><text:span text:style-name="T72">, including </text:span><text:span text:style-name="T94">hidden</text:span><text:span text:style-name="T72"> files and directories </text:span></text:p>
            </table:table-cell>
            <table:table-cell table:style-name="Table1.B1" table:number-rows-spanned="2" office:value-type="string">
              <text:p text:style-name="P122"><text:span text:style-name="Source_20_Text"><text:span text:style-name="T26">-l</text:span></text:span><text:span text:style-name="T24"> </text:span><text:span text:style-name="T72">lists all </text:span><text:span text:style-name="T93">contents of a </text:span><text:span text:style-name="T72">directory in </text:span><text:span text:style-name="T96">long format</text:span><text:span text:style-name="T8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6">-t</text:span></text:span><text:span text:style-name="T24"> </text:span><text:span text:style-name="T95">order</text:span><text:span text:style-name="T80"> files and directories by </text:span><text:span text:style-name="T95">the time </text:span><text:span text:style-name="T8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5">ls</text:span> ~/Downloads | <text:span text:style-name="T35">grep</text:span> '\.csv'</text:p>
              <text:p text:style-name="P142"><text:span text:style-name="T132">Extensions<text:tab/></text:span>only .<text:span text:style-name="T120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1"><text:span text:style-name="T182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9"><text:span text:style-name="T182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8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88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0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1">-c</text:span><text:span text:style-name="T178"> </text:span></text:p>
            </table:table-cell>
            <table:table-cell table:style-name="Table36.B2" office:value-type="string">
              <text:p text:style-name="P159">how many times a <text:span text:style-name="T39">search</text:span> is matched</text:p>
            </table:table-cell>
          </table:table-row>
          <table:table-row>
            <table:table-cell table:style-name="Table36.A2" office:value-type="string">
              <text:p text:style-name="P91">-n<text:span text:style-name="T181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7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2">locate</text:span> reads a database file, the results may be outdated and not completely true. To mitigate this issue, you can update your file paths database <text:span text:style-name="T179">with</text:span> <text:span text:style-name="T22">sudo updatedb</text:span></text:p>
        <text:h text:style-name="P221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2">-a</text:p>
            </table:table-cell>
            <table:table-cell table:style-name="Table27.B1" office:value-type="string">
              <text:p text:style-name="P185">all files</text:p>
            </table:table-cell>
            <table:table-cell table:style-name="Table27.A1" office:value-type="string">
              <text:p text:style-name="P42">-<text:span text:style-name="T141">d</text:span></text:p>
            </table:table-cell>
            <table:table-cell table:style-name="Table27.B1" table:number-columns-spanned="3" office:value-type="string">
              <text:p text:style-name="P185">only dirs</text:p>
            </table:table-cell>
            <table:covered-table-cell/>
            <table:covered-table-cell/>
            <table:table-cell table:style-name="Table27.A1" office:value-type="string">
              <text:p text:style-name="P42">-c</text:p>
            </table:table-cell>
            <table:table-cell table:style-name="Table27.H1" office:value-type="string">
              <text:p text:style-name="P185">colors</text:p>
            </table:table-cell>
          </table:table-row>
          <table:table-row>
            <table:table-cell table:style-name="Table27.A2" office:value-type="string">
              <text:p text:style-name="P41">-<text:span text:style-name="T177">d</text:span>u</text:p>
            </table:table-cell>
            <table:table-cell table:style-name="Table27.B2" table:number-columns-spanned="3" office:value-type="string">
              <text:p text:style-name="P186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86">size well done</text:p>
            </table:table-cell>
            <table:covered-table-cell/>
            <table:covered-table-cell/>
          </table:table-row>
        </table:table>
        <text:p text:style-name="P40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0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1" text:outline-level="2"><text:bookmark-start text:name="__RefHeading___Toc11530_3461777943"/><text:span text:style-name="Source_20_Text"><text:span text:style-name="T173">working di</text:span></text:span><text:span text:style-name="Source_20_Text"><text:span text:style-name="T91">r</text:span></text:span><text:span text:style-name="Source_20_Text"><text:span text:style-name="T90"><text:tab/></text:span></text:span><text:bookmark-end text:name="__RefHeading___Toc11530_3461777943"/></text:h>
              <text:p text:style-name="P83">$ pwd</text:p>
            </table:table-cell>
            <table:table-cell table:style-name="Table30.A1" office:value-type="string">
              <text:h text:style-name="P232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2">$</text:span></text:span><text:span text:style-name="Source_20_Text"><text:span text:style-name="T87"> </text:span></text:span><text:span text:style-name="Source_20_Text"><text:span text:style-name="T72">mkdir figa</text:span></text:span></text:p>
            </table:table-cell>
          </table:table-row>
        </table:table>
        <text:h text:style-name="P222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2">$ cd 2015<text:tab/>$ cd .. to go </text:span></text:span><text:span text:style-name="Source_20_Text"><text:span text:style-name="T73">up</text:span></text:span></text:p>
        <text:p text:style-name="P4"><text:span text:style-name="Source_20_Text"><text:span text:style-name="T73">$ </text:span></text:span><text:span text:style-name="Source_20_Text"><text:span text:style-name="T72">cd ../../action/</text:span></text:span></text:p>
        <text:p text:style-name="P127">cd to path incl<text:span text:style-name="T174">uded</text:span> home dir </text:p>
        <text:p text:style-name="P5"><text:span text:style-name="Source_20_Text"><text:span text:style-name="T73">$ cd ~/workspace/</text:span></text:span></text:p>
        <text:h text:style-name="P21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1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4" text:outline-level="2"><text:bookmark-start text:name="__RefHeading___Toc2029_451784513"/>bash<text:bookmark-end text:name="__RefHeading___Toc2029_451784513"/></text:h>
        <text:p text:style-name="P15"><text:span text:style-name="T70">w</text:span>hich bash</text:p>
        <text:p text:style-name="Preformatted_20_Text"><text:span text:style-name="Source_20_Text"><text:span text:style-name="T52">to </text:span></text:span><text:span text:style-name="Source_20_Text"><text:span text:style-name="T53">find where the interpreter is </text:span></text:span><text:span text:style-name="Source_20_Text"><text:span text:style-name="T25">(/bin/bash)</text:span></text:span></text:p>
        <text:h text:style-name="P202" text:outline-level="1"/>
        <text:h text:style-name="P20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3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2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4" text:outline-level="2"><text:bookmark-start text:name="__RefHeading___Toc2610_1379477827"/><text:span text:style-name="T15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5"><text:span text:style-name="Source_20_Text"><text:span text:style-name="T92">cp </text:span></text:span><text:span text:style-name="Source_20_Text"><text:span text:style-name="T74">1</text:span></text:span><text:span text:style-name="Source_20_Text"><text:span text:style-name="T92">.txt </text:span></text:span><text:span text:style-name="Source_20_Text"><text:span text:style-name="T74">2</text:span></text:span><text:span text:style-name="Source_20_Text"><text:span text:style-name="T9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4">to</text:span><text:span text:style-name="T72"> copy the contents of </text:span><text:span text:style-name="T74">1</text:span><text:span text:style-name="Strong_20_Emphasis"><text:span text:style-name="T72">.txt</text:span></text:span><text:span text:style-name="T72"> into </text:span><text:span text:style-name="T74">2</text:span><text:span text:style-name="Strong_20_Emphasis"><text:span text:style-name="T72">.txt</text:span></text:span><text:span text:style-name="T7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5">cp -a</text:span></text:span><text:span text:style-name="Source_20_Text"> /source/</text:span><text:span text:style-name="Source_20_Text"><text:span text:style-name="T35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5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0">sy</text:span>ntax that <text:span text:style-name="T35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2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22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7">path</text:span></text:span><text:span text:style-name="Source_20_Text">/</text:span></text:p>
            </table:table-cell>
          </table:table-row>
        </table:table>
        <text:p text:style-name="Standard"><text:span text:style-name="T133">[</text:span><text:span text:style-name="T20">list of source files</text:span><text:span text:style-name="T133">]</text:span> as the first args, <text:s/><text:span text:style-name="T133">[</text:span><text:span text:style-name="T20">destination dir</text:span><text:span text:style-name="T133">]</text:span> as the last argument </text:p>
        <text:h text:style-name="P235" text:outline-level="2"/>
        <text:h text:style-name="P237" text:outline-level="2"><text:bookmark-start text:name="__RefHeading___Toc3181_1590653438"/>Rename<text:bookmark-end text:name="__RefHeading___Toc3181_1590653438"/></text:h>
        <text:p text:style-name="P109"><text:span text:style-name="T29">$ </text:span><text:span text:style-name="Source_20_Text"><text:span text:style-name="T28">mv</text:span></text:span><text:span text:style-name="T30"> </text:span><text:span text:style-name="T75">with </text:span><text:span text:style-name="T72">the old file as the </text:span><text:span text:style-name="T85">1st</text:span><text:span text:style-name="T72"> arg and the new file as the </text:span><text:span text:style-name="T85">2nd</text:span><text:span text:style-name="T7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2">$ </text:span><text:span text:style-name="T35">mv</text:span> stacklike.rb 04-stacklike.rb</text:p>
            </table:table-cell>
          </table:table-row>
        </table:table>
        <text:p text:style-name="P111"><text:span text:style-name="T27">$ </text:span><text:span text:style-name="T26">rename</text:span><text:span text:style-name="T7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5">rename</text:span> test.txt hope.txt</text:p>
              <text:p text:style-name="P18"><text:span text:style-name="T35">rename</text:span> c:\computer\test.txt hope.txt</text:p>
            </table:table-cell>
          </table:table-row>
        </table:table>
        <text:p text:style-name="P10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5"><text:span text:style-name="T35">rename</text:span> <text:span text:style-name="T35">"</text:span><text:span text:style-name="T134">uno</text:span> <text:span text:style-name="T134">due</text:span>.txt<text:span text:style-name="T35">" "</text:span><text:span text:style-name="T134">tre</text:span> <text:span text:style-name="T134">quattro</text:span>.txt<text:span text:style-name="T35">"</text:span></text:p>
            </table:table-cell>
          </table:table-row>
        </table:table>
        <text:h text:style-name="P22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6">$ </text:span></text:span><text:span text:style-name="Source_20_Text"><text:span text:style-name="T72">rm -r </text:span></text:span><text:span text:style-name="Source_20_Text"><text:span text:style-name="T76">culo</text:span></text:span></text:p>
            </table:table-cell>
            <table:table-cell table:style-name="Table14.B1" office:value-type="string">
              <text:p text:style-name="P128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4">culo</text:span>/</text:p>
            </table:table-cell>
            <table:table-cell table:style-name="Table14.B2" office:value-type="string">
              <text:p text:style-name="P12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2">&lt;directory&gt; $</text:span></text:span><text:span text:style-name="Source_20_Text"><text:span text:style-name="T110"> rm -rf </text:span></text:span><text:span text:style-name="Source_20_Text"><text:span text:style-name="T42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2">stands for "</text:span><text:span text:style-name="T94">recursive</text:span><text:span text:style-name="T7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0">stands for</text:span><text:span text:style-name="T38"> “force”</text:span><text:span text:style-name="T40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4"><text:span text:style-name="T72">will delete </text:span><text:span text:style-name="Source_20_Text"><text:span text:style-name="T12">/controllers</text:span></text:span><text:span text:style-name="T7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8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3">$ </text:span></text:span><text:span text:style-name="Teletype"><text:span text:style-name="T35">file</text:span></text:span><text:span text:style-name="Teletype"><text:span text:style-name="T153"> hello.txt</text:span></text:span></text:p>
            </table:table-cell>
            <table:table-cell table:style-name="Table20.A2" office:value-type="string">
              <text:p text:style-name="P145">classify a file's <text:span text:style-name="T154">data</text:span></text:p>
            </table:table-cell>
          </table:table-row>
        </table:table>
        <text:h text:style-name="P225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4"><text:span text:style-name="T148">$ </text:span><text:span text:style-name="T35">chmod +x</text:span> <text:span text:style-name="T147">file_eseguibile</text:span>.bin </text:p>
            </table:table-cell>
          </table:table-row>
        </table:table>
        <text:h text:style-name="P236" text:outline-level="2"/>
        <text:h text:style-name="P238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2">$ echo "Hello"</text:span></text:span><text:span text:style-name="Source_20_Text"><text:span text:style-name="T4"> &gt;</text:span></text:span><text:span text:style-name="Source_20_Text"><text:span text:style-name="T72"> hello.txt</text:span></text:span><text:span text:style-name="Source_20_Text"><text:span text:style-name="T89"> </text:span></text:span><text:span text:style-name="Source_20_Text"><text:span text:style-name="T47">(can be created)</text:span></text:span></text:p>
        <text:p text:style-name="P108"><text:span text:style-name="T72"><text:s/></text:span><text:span text:style-name="Source_20_Text"><text:span text:style-name="T5">&gt;</text:span></text:span><text:span text:style-name="T72"> <text:s/>redirects the standard output to a file. </text:span></text:p>
        <text:p text:style-name="P108"><text:span text:style-name="Source_20_Text"><text:span text:style-name="T72">"</text:span></text:span><text:span text:style-name="Source_20_Text"><text:span text:style-name="T5">Hello</text:span></text:span><text:span text:style-name="Source_20_Text"><text:span text:style-name="T72">"</text:span></text:span><text:span text:style-name="T72"> is entered as the standard input. </text:span></text:p>
        <text:p text:style-name="Standard"><text:span text:style-name="T72">The standard output </text:span><text:span text:style-name="Source_20_Text"><text:span text:style-name="T72">"</text:span></text:span><text:span text:style-name="Source_20_Text"><text:span text:style-name="T5">Hello</text:span></text:span><text:span text:style-name="Source_20_Text"><text:span text:style-name="T72">"</text:span></text:span><text:span text:style-name="T72"> is <text:s text:c="6"/>redirected by </text:span><text:span text:style-name="Source_20_Text"><text:span text:style-name="T5">&gt;</text:span></text:span><text:span text:style-name="T72"> to the file </text:span><text:span text:style-name="Strong_20_Emphasis"><text:span text:style-name="T72">hello.txt</text:span></text:span><text:span text:style-name="T7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2">$ cat glaciers.txt &gt;&gt; rivers.txt</text:span></text:span></text:p>
        <text:p text:style-name="Standard"><text:span text:style-name="Source_20_Text"><text:span text:style-name="T13">&gt;&gt;</text:span></text:span><text:span text:style-name="T72"> takes the standard output of the command on the left and </text:span><text:span text:style-name="Emphasis"><text:span text:style-name="T72">appends</text:span></text:span><text:span text:style-name="T7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2">$ cat volcanoes.txt | wc</text:span></text:span></text:p>
        <text:p text:style-name="P108"><text:span text:style-name="Source_20_Text"><text:span text:style-name="T72">|</text:span></text:span><text:span text:style-name="T72"> is a "pipe". The </text:span><text:span text:style-name="Source_20_Text"><text:span text:style-name="T72">|</text:span></text:span><text:span text:style-name="T72"> takes the standard output of the command on the left, and </text:span><text:span text:style-name="Emphasis"><text:span text:style-name="T72">pipes</text:span></text:span><text:span text:style-name="T7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2">sort lakes.txt</text:span></text:span></text:p>
        <text:p text:style-name="Standard"><text:span text:style-name="Source_20_Text"><text:span text:style-name="T72">sort</text:span></text:span><text:span text:style-name="T7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2">$ uniq deserts.txt</text:span></text:span></text:p>
        <text:p text:style-name="P106">filters out adjacent, duplicate lines in a file</text:p>
        <text:h text:style-name="P204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2">$ grep Mount mountains.txt</text:span></text:span></text:p>
        <text:p text:style-name="P119"><text:span text:style-name="T72">stands for </text:span><text:span text:style-name="T94">Global Regular Expression Print </text:span></text:p>
        <text:p text:style-name="P105">It searches files for lines that match a pattern and returns the results.</text:p>
        <text:p text:style-name="P158"><text:span text:style-name="Source_20_Text"><text:span text:style-name="T6">-i </text:span></text:span><text:span text:style-name="T72">enables the command to be case insensitive </text:span></text:p>
        <text:p text:style-name="P158"><text:span text:style-name="Source_20_Text"><text:span text:style-name="T6">-R </text:span></text:span><text:span text:style-name="T72">stands for "recursive”</text:span></text:p>
        <text:p text:style-name="P158"><text:span text:style-name="Source_20_Text"><text:span text:style-name="T6">-l </text:span></text:span><text:span text:style-name="T72">stands for "files with matches". </text:span></text:p>
        <text:p text:style-name="P115"><text:span text:style-name="Source_20_Text"><text:span text:style-name="T6">grep -Rl wtf </text:span></text:span><text:span text:style-name="T72">searches the directory for the string "</text:span><text:span text:style-name="T77">wtf</text:span><text:span text:style-name="T72">" and outputs filenames with matched results.</text:span></text:p>
        <text:p text:style-name="P158"><text:span text:style-name="T122">list </text:span>only .<text:span text:style-name="T120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4">ls ~/Downloads | grep '\.csv'</text:p>
            </table:table-cell>
          </table:table-row>
        </table:table>
        <text:h text:style-name="P205" text:outline-level="1"><text:bookmark-start text:name="__RefHeading___Toc5624_428051376"/>stdin<text:bookmark-end text:name="__RefHeading___Toc5624_428051376"/></text:h>
        <text:p text:style-name="P117"><text:span text:style-name="Emphasis"><text:span text:style-name="T72">standard input</text:span></text:span><text:span text:style-name="T72">, </text:span><text:span text:style-name="Source_20_Text"><text:span text:style-name="T24">stdin</text:span></text:span><text:span text:style-name="T72">, is info inputted into the terminal through the keyboard or input device. </text:span></text:p>
        <text:p text:style-name="P118"><text:span text:style-name="Emphasis"><text:span text:style-name="T72">standard output</text:span></text:span><text:span text:style-name="T72">, </text:span><text:span text:style-name="Source_20_Text"><text:span text:style-name="T24">stdout</text:span></text:span><text:span text:style-name="T72">, is the information outputted after a process is run. </text:span></text:p>
        <text:p text:style-name="P104"><text:span text:style-name="Emphasis">standard error</text:span><text:span text:style-name="Source_20_Text">, </text:span><text:span text:style-name="Source_20_Text"><text:span text:style-name="T21">stderr</text:span></text:span><text:span text:style-name="Source_20_Text">, is an error message outputted by a failed process. </text:span></text:p>
        <text:h text:style-name="P198" text:outline-level="4"><text:bookmark-start text:name="__RefHeading___Toc2214_1677407077"/>stream editor<text:bookmark-end text:name="__RefHeading___Toc2214_1677407077"/></text:h>
        <text:p text:style-name="P113"><text:span text:style-name="T72">It accepts standard input and modifies it based on an </text:span><text:span text:style-name="Emphasis"><text:span text:style-name="T72">expression</text:span></text:span><text:span text:style-name="T72">, before displaying it as output data. It is similar to "find and replace". </text:span></text:p>
        <text:p text:style-name="P125"><text:span text:style-name="Source_20_Text"><text:span text:style-name="T72">$ sed 's/snow/rain/</text:span></text:span><text:span text:style-name="Source_20_Text"><text:span text:style-name="T78">g</text:span></text:span><text:span text:style-name="Source_20_Text"><text:span text:style-name="T72">' forests.txt</text:span></text:span></text:p>
        <text:p text:style-name="P124"><text:span text:style-name="Source_20_Text"><text:span text:style-name="T4">s:</text:span></text:span><text:span text:style-name="T72"> <text:tab/>stands for "substitution". it is </text:span><text:span text:style-name="Emphasis"><text:span text:style-name="T72">always</text:span></text:span><text:span text:style-name="T72"> <text:tab/>used when using </text:span><text:span text:style-name="Source_20_Text"><text:span text:style-name="T4">sed</text:span></text:span><text:span text:style-name="T72"> for substitution. </text:span></text:p>
        <text:p text:style-name="P124"><text:span text:style-name="Source_20_Text"><text:span text:style-name="T7">s</text:span></text:span><text:span text:style-name="Source_20_Text"><text:span text:style-name="T4">now</text:span></text:span><text:span text:style-name="T72">:<text:tab/>the search string, the text to find. </text:span></text:p>
        <text:p text:style-name="P114"><text:span text:style-name="Source_20_Text"><text:span text:style-name="T7">r</text:span></text:span><text:span text:style-name="Source_20_Text"><text:span text:style-name="T4">ain</text:span></text:span><text:span text:style-name="T72">:<text:tab/>the replacement string</text:span></text:p>
        <text:p text:style-name="P114"><text:span text:style-name="T72">In this case, </text:span><text:span text:style-name="Source_20_Text"><text:span text:style-name="T4">sed</text:span></text:span><text:span text:style-name="T72"> searches </text:span><text:span text:style-name="Strong_20_Emphasis"><text:span text:style-name="T72">forests.txt</text:span></text:span><text:span text:style-name="T72"> for the word "snow" and replaces it with "rain." Importantly, the above command will only replace the first instance of "snow" on a line. </text:span></text:p>
        <text:p text:style-name="P114"><text:span text:style-name="T72">the </text:span><text:span text:style-name="Source_20_Text"><text:span text:style-name="T4">g e</text:span></text:span><text:span text:style-name="T72">xpression, meaning "global". </text:span></text:p>
        <text:p text:style-name="P102">All instances of "snow" on a line will be turned to "rain".</text:p>
        <text:h text:style-name="P206" text:outline-level="1"/>
        <text:h text:style-name="P21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9">t</text:span><text:span text:style-name="T72">erminal names</text:span><text:bookmark-end text:name="__RefHeading___Toc3662_382694965"/></text:h>
        <text:p text:style-name="Standard"><text:span text:style-name="T72">Most default applications will have a </text:span><text:span text:style-name="Source_20_Text"><text:span text:style-name="T4">.desktop</text:span></text:span><text:span text:style-name="T72"> file located in</text:span></text:p>
        <text:p text:style-name="Preformatted_20_Text"><text:span text:style-name="T72"><text:s/></text:span><text:span text:style-name="Source_20_Text"><text:span text:style-name="T72">/usr/share/applications</text:span></text:span><text:span text:style-name="T72"> </text:span></text:p>
        <text:h text:style-name="Heading_20_3" text:outline-level="3"><text:bookmark-start text:name="__RefHeading___Toc10157_72527309"/><text:span text:style-name="T13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4">sudo <text:span text:style-name="T35">dpkg</text:span> <text:span text:style-name="T35">-L</text:span> adobe-flashplugin</text:p>
            </table:table-cell>
            <table:table-cell table:style-name="Table16.B1" office:value-type="string">
              <text:p text:style-name="P34"><text:span text:style-name="T131">(</text:span>-<text:span text:style-name="T13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2">So, if you have a .deb file </text:p>
        <text:p text:style-name="P129"><text:span text:style-name="T41">1. y</text:span><text:span text:style-name="T39">o</text:span>u can <text:span text:style-name="T39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5">sudo dpkg -i /path/to/.deb</text:span> </text:p>
            </table:table-cell>
            <table:table-cell table:style-name="Table17.B1" office:value-type="string">
              <text:p text:style-name="P16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3">sudo apt-get install -f</text:span><text:span text:style-name="T3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3">2. </text:span><text:span text:style-name="T7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7"><text:span text:style-name="T71">3. or i</text:span>nstall gdebi and open your <text:span text:style-name="T21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9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22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2">sudo add-apt-repository --remove ppa:whatever/ppa</text:span></text:span></text:p>
        <text:p text:style-name="Standard">or</text:p>
        <text:p text:style-name="Preformatted_20_Text"><text:span text:style-name="Source_20_Text"><text:span text:style-name="T72">sudo apt-get install ppa-purge</text:span></text:span></text:p>
        <text:p text:style-name="Preformatted_20_Text"><text:span text:style-name="Source_20_Text"><text:span text:style-name="T72">sudo ppa-purge ppa_name</text:span></text:span></text:p>
        <text:p text:style-name="Preformatted_20_Text"><text:span text:style-name="Source_20_Text"><text:span text:style-name="T7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4">Give execute permission to your script:</text:p>
        <text:p text:style-name="P32"><text:span text:style-name="Source_20_Text"><text:span text:style-name="T35">chmod +x </text:span></text:span><text:span text:style-name="Source_20_Text">/path/to/yourscript.sh</text:span></text:p>
        <text:p text:style-name="P134">And to run your script:</text:p>
        <text:p text:style-name="P32"><text:span text:style-name="Source_20_Text">/path/to/yourscript.sh</text:span></text:p>
        <text:p text:style-name="Standard"><text:span text:style-name="Source_20_Text"><text:span text:style-name="T46">Since . refers to the current directory: if </text:span></text:span><text:span text:style-name="Source_20_Text"><text:span text:style-name="T4">yourscript.sh</text:span></text:span><text:span text:style-name="Source_20_Text"><text:span text:style-name="T48"> </text:span></text:span><text:span text:style-name="Source_20_Text"><text:span text:style-name="T46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8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9">$ </text:span></text:span><text:span text:style-name="Source_20_Text"><text:span text:style-name="T94">sudo apt-get update</text:span></text:span><text:span text:style-name="Source_20_Text"><text:span text:style-name="T72"> <text:s text:c="7"/></text:span></text:span></text:p>
        <text:p text:style-name="P133"># Fetches the list of available updat<text:span text:style-name="T63">es</text:span></text:p>
        <text:p text:style-name="P36"><text:span text:style-name="Source_20_Text"><text:span text:style-name="T99">$ </text:span></text:span><text:span text:style-name="Source_20_Text"><text:span text:style-name="T94">sudo apt-get upgrade</text:span></text:span><text:span text:style-name="Source_20_Text"><text:span text:style-name="T72"> <text:s text:c="6"/></text:span></text:span></text:p>
        <text:p text:style-name="P133"># Strictly upgrades the current pack<text:span text:style-name="T63">age</text:span>s</text:p>
        <text:p text:style-name="P11"><text:span text:style-name="T37">$ </text:span><text:span text:style-name="T35">sudo apt-get dist-upgrade</text:span> <text:s/></text:p>
        <text:p text:style-name="P133"># Installs <text:span text:style-name="T105">system </text:span>updates (new ones)</text:p>
        <text:p text:style-name="P38">$ sudo apt-get --only-upgrade libreof</text:p>
        <text:p text:style-name="P157">#<text:span text:style-name="T170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2">sudo apt-get update | grep "Failed"</text:span></text:span></text:p>
        <text:p text:style-name="P10"><text:span text:style-name="Source_20_Text"><text:span text:style-name="T72">sudo add-apt-repository --remove ppa:{failing ppa}</text:span></text:span></text:p>
        <text:p text:style-name="P10"><text:span text:style-name="Source_20_Text"><text:span text:style-name="T72"/></text:span></text:p>
        <text:p text:style-name="P10"><text:span text:style-name="Source_20_Text"><text:span text:style-name="T72">sudo add-apt-repository --remove ppa:upubuntu-com/web</text:span></text:span></text:p>
        <text:h text:style-name="P20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1">l</text:span>i<text:span text:style-name="T31">s</text:span>t <text:span text:style-name="T31">bl</text:span>oc<text:span text:style-name="T31">k</text:span> <text:span text:style-name="T31">d</text:span>evices<text:span text:style-name="T143"> (</text:span><text:span text:style-name="T32">lsblk</text:span><text:span text:style-name="T143">)</text:span></text:p>
        <text:h text:style-name="P22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1">$ du -hs<text:span text:style-name="T175">c</text:span> /path/to/directory<text:span text:style-name="T176"> </text:span><text:span text:style-name="T49">(or *)</text:span></text:p>
            </table:table-cell>
          </table:table-row>
        </table:table>
        <text:p text:style-name="P120"><text:bookmark text:name="__DdeLink__2969_1794844841"/>-h is to get the numbers "human readable", e.g. get 140M instead of 143260 (size in KBytes)</text:p>
        <text:p text:style-name="P11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4">a </text:span><text:span text:style-name="T65">/</text:span>dev<text:span text:style-name="T65">/</text:span>sd<text:span text:style-name="T64">d1</text:span></text:p>
        <text:p text:style-name="P19"><text:span text:style-name="T66">-</text:span><text:span text:style-name="T67">a </text:span>auto repair <text:span text:style-name="T64">(-y also)</text:span></text:p>
        <text:p text:style-name="P131"><text:span text:style-name="T21">gparted</text:span> <text:span text:style-name="T68">is the</text:span> GUI</text:p>
        <text:h text:style-name="P21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7">sudo <text:span text:style-name="T35">mount</text:span> <text:span text:style-name="T35">dev/ssd1</text:span></text:p>
              <text:p text:style-name="P167">/media/under9000/500gb\ piccol\ disk/</text:p>
            </table:table-cell>
            <table:table-cell table:style-name="Table31.B1" office:value-type="string">
              <text:p text:style-name="P167"><text:span text:style-name="T144">select</text:span> disk</text:p>
              <text:p text:style-name="P167"/>
              <text:p text:style-name="P16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5">umount</text:span> /home/user/external<text:span text:style-name="T14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4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5">man</text:span></text:span><text:span text:style-name="Source_20_Text"> l</text:span><text:span text:style-name="Source_20_Text"><text:span text:style-name="T123">s</text:span></text:span></text:p>
            </table:table-cell>
          </table:table-row>
        </table:table>
        <text:p text:style-name="P116"><text:span text:style-name="Source_20_Text"><text:span text:style-name="T45">to get </text:span></text:span><text:span text:style-name="Source_20_Text"><text:span text:style-name="T5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3"><text:span text:style-name="Source_20_Text"><text:span text:style-name="T97">s</text:span></text:span><text:span text:style-name="Source_20_Text"><text:span text:style-name="T96">ystemctl poweroff </text:span></text:span><text:span text:style-name="Source_20_Text"><text:span text:style-name="T118">(or</text:span></text:span><text:span text:style-name="Source_20_Text"><text:span text:style-name="T117"> reboot, </text:span></text:span><text:span text:style-name="Source_20_Text"><text:span text:style-name="T118">or </text:span></text:span><text:span text:style-name="Source_20_Text"><text:span text:style-name="T117">suspend</text:span></text:span><text:span text:style-name="Source_20_Text"><text:span text:style-name="T118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35"><text:span text:style-name="Source_20_Text"><text:span text:style-name="T45">Top displays a list of processes, with the ones using the most CPU at the top.</text:span></text:span></text:p>
        <text:p text:style-name="P135"><text:span text:style-name="Source_20_Text"><text:span text:style-name="T45"/></text:span></text:p>
        <text:p text:style-name="P135"><text:span text:style-name="Strong_20_Emphasis"><text:span text:style-name="T33">htop</text:span></text:span><text:span text:style-name="Source_20_Text"><text:span text:style-name="T59"> is an improved </text:span></text:span><text:span text:style-name="Source_20_Text"><text:span text:style-name="T15">top</text:span></text:span><text:span text:style-name="Source_20_Text"><text:span text:style-name="T59"> </text:span></text:span><text:span text:style-name="Source_20_Text"><text:span text:style-name="T6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6"><text:span text:style-name="Source_20_Text"><text:span text:style-name="T36">ps</text:span></text:span><text:span text:style-name="Source_20_Text"><text:span text:style-name="T135"> -A | grep firefox </text:span></text:span><text:span text:style-name="Source_20_Text"><text:span text:style-name="T55">lists running processes</text:span></text:span></text:p>
        <text:p text:style-name="P48"><text:span text:style-name="T35">pstree</text:span> -A | grep firefox <text:span text:style-name="T56">with</text:span><text:span text:style-name="T57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39"><text:span text:style-name="Source_20_Text"><text:span text:style-name="T58">a</text:span></text:span><text:span text:style-name="Source_20_Text"><text:span text:style-name="T5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36"><text:span text:style-name="T129">to </text:span>kill a process, given its <text:span text:style-name="T35">process ID</text:span></text:p>
        <text:p text:style-name="P39"><text:span text:style-name="T128">kill </text:span><text:span text:style-name="T43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112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7"><text:span text:style-name="T35">pkill</text:span> firefox</text:p>
            </table:table-cell>
            <table:table-cell table:style-name="Table23.B1" office:value-type="string">
              <text:p text:style-name="P47"><text:span text:style-name="T3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4">$ </text:span></text:span><text:span text:style-name="Source_20_Text"><text:span text:style-name="T103">gedit</text:span></text:span><text:span text:style-name="Source_20_Text"><text:span text:style-name="T98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3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38">launch the task in the </text:span>backgrnd, by placing an <text:span text:style-name="Source_20_Text"><text:span text:style-name="T13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5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><text:line-break/></text:p>
        <text:h text:style-name="P210" text:outline-level="1"><text:bookmark-start text:name="__RefHeading___Toc809_1365304481"/><text:span text:style-name="T82">A</text:span><text:span text:style-name="T72">rchives</text:span><text:bookmark-end text:name="__RefHeading___Toc809_1365304481"/></text:h>
        <text:h text:style-name="P220" text:outline-level="2"><text:bookmark-start text:name="__RefHeading___Toc811_1365304481"/>TAR<text:bookmark-end text:name="__RefHeading___Toc811_1365304481"/></text:h>
        <text:p text:style-name="P99">"<text:span text:style-name="T34">tar</text:span>" stands for <text:span text:style-name="T62">tape archive</text:span>.</text:p>
        <text:p text:style-name="P12">tar [-] <text:span text:style-name="T35">A</text:span> --catenate --concatenate |</text:p>
        <text:p text:style-name="P12"><text:s text:c="8"/><text:span text:style-name="T35">c</text:span> --create | </text:p>
        <text:p text:style-name="P12"><text:s text:c="8"/><text:span text:style-name="T35">d</text:span> --diff --compare | </text:p>
        <text:p text:style-name="P12"><text:s text:c="10"/>--delete | <text:span text:style-name="T35">r</text:span> --append | </text:p>
        <text:p text:style-name="P12"><text:s text:c="8"/><text:span text:style-name="T35">t</text:span> --list <text:s text:c="2"/>| <text:s text:c="2"/>--test-label | </text:p>
        <text:p text:style-name="P12"><text:s text:c="8"/><text:span text:style-name="T35">u</text:span> --update | <text:span text:style-name="T35">x</text:span> --extract </text:p>
        <text:p text:style-name="P12"><text:s text:c="7"/>--get [<text:span text:style-name="T62">options</text:span>] [<text:span text:style-name="T62">pathname</text:span> ...]</text:p>
        <text:p text:style-name="Text_20_body"><text:span text:style-name="T72">The first </text:span><text:a xlink:type="simple" xlink:href="http://www.computerhope.com/jargon/a/argument.htm" text:style-name="Internet_20_link" text:visited-style-name="Visited_20_Internet_20_Link"><text:span text:style-name="T72">argument</text:span></text:a><text:span text:style-name="T72"> to </text:span><text:span text:style-name="T100">tar</text:span><text:span text:style-name="T72"> should be a </text:span><text:span text:style-name="T101">function</text:span><text:span text:style-name="T72"> specification: either one of the letters </text:span><text:span text:style-name="T100">A</text:span><text:span text:style-name="T72">, </text:span><text:span text:style-name="T100">c</text:span><text:span text:style-name="T72">, </text:span><text:span text:style-name="T100">d</text:span><text:span text:style-name="T72">, </text:span><text:span text:style-name="T100">r</text:span><text:span text:style-name="T72">, </text:span><text:span text:style-name="T100">t</text:span><text:span text:style-name="T72">, </text:span><text:span text:style-name="T100">u</text:span><text:span text:style-name="T72">, or </text:span><text:span text:style-name="T100">x</text:span><text:span text:style-name="T72">, or one of the long function names. A function letter does not need to be prefixed with a dash ("</text:span><text:span text:style-name="T100">-</text:span><text:span text:style-name="T72">"), and may be combined with other single-letter options. A long function name must be prefixed with a double dash ("</text:span><text:span text:style-name="T100">--</text:span><text:span text:style-name="T72">"). Some options take a </text:span><text:a xlink:type="simple" xlink:href="http://www.computerhope.com/jargon/p/paramete.htm" text:style-name="Internet_20_link" text:visited-style-name="Visited_20_Internet_20_Link"><text:span text:style-name="T72">parameter</text:span></text:a><text:span text:style-name="T72">; with the single-letter form these must be given as separate arguments. With the long form, they may be given by appending "</text:span><text:span text:style-name="T100">=</text:span><text:span text:style-name="T101">value</text:span><text:span text:style-name="T72">" to the option.</text:span></text:p>
        <text:p text:style-name="P9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2">unzip file.zip -d destination_folder</text:span></text:span></text:p>
        <text:h text:style-name="P211" text:outline-level="1"><text:bookmark-start text:name="__RefHeading___Toc2079_451784513"/><text:soft-page-break/><text:span text:style-name="Source_20_Text"><text:span text:style-name="T121">personalize bash</text:span></text:span><text:bookmark-end text:name="__RefHeading___Toc2079_451784513"/></text:h>
        <text:p text:style-name="P43"><text:span text:style-name="Source_20_Text">~/.bashrc</text:span></text:p>
        <text:h text:style-name="P217" text:outline-level="3"><text:bookmark-start text:name="__RefHeading___Toc2002_451784513"/><text:span text:style-name="Source_20_Text">autocompletion</text:span><text:bookmark-end text:name="__RefHeading___Toc2002_451784513"/></text:h>
        <text:p text:style-name="P135"><text:span text:style-name="Source_20_Text"><text:span text:style-name="T45">To enable smart completion, </text:span></text:span><text:span text:style-name="Source_20_Text"><text:span text:style-name="T51">in</text:span></text:span></text:p>
        <text:p text:style-name="P43"><text:span text:style-name="Source_20_Text">/etc/bash.bashrc </text:span></text:p>
        <text:p text:style-name="P135"><text:span text:style-name="Source_20_Text"><text:span text:style-name="T4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<text:span text:style-name="T11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7" text:outline-level="2"><text:bookmark-start text:name="__RefHeading___Toc2004_451784513"/><text:span text:style-name="Source_20_Text">color</text:span><text:span text:style-name="Source_20_Text"><text:span text:style-name="T125">s</text:span></text:span><text:span text:style-name="Source_20_Text"> meaning</text:span><text:bookmark-end text:name="__RefHeading___Toc2004_451784513"/></text:h>
        <text:p text:style-name="P43"><text:span text:style-name="Source_20_Text"><text:span text:style-name="T126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3"><text:span text:style-name="Source_20_Text"><text:span text:style-name="T126">{ <text:s text:c="5"/></text:span></text:span></text:p>
        <text:p text:style-name="P43"><text:span text:style-name="Source_20_Text"><text:span text:style-name="T126"><text:s text:c="2"/>IFS=: <text:s text:c="4"/></text:span></text:span></text:p>
        <text:p text:style-name="P43"><text:span text:style-name="Source_20_Text"><text:span text:style-name="T126"><text:s text:c="2"/>for i in $LS_COLORS <text:s text:c="4"/></text:span></text:span></text:p>
        <text:p text:style-name="P43"><text:span text:style-name="Source_20_Text"><text:span text:style-name="T126"><text:s text:c="2"/>do <text:s text:c="7"/></text:span></text:span></text:p>
        <text:p text:style-name="P43"><text:span text:style-name="Source_20_Text"><text:span text:style-name="T126"><text:s text:c="4"/>echo -e "\e[${i#*=}m$( x=${i%=*}; [ "${!x}" ] &amp;&amp; echo "${!x}" || echo "$x" )\e[m" </text:span></text:span></text:p>
        <text:p text:style-name="P43"><text:span text:style-name="Source_20_Text"><text:span text:style-name="T126"><text:s text:c="2"/>done <text:s text:c="6"/></text:span></text:span></text:p>
        <text:p text:style-name="Preformatted_20_Text"><text:span text:style-name="Source_20_Text"><text:span text:style-name="T119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8" text:outline-level="2"><text:bookmark-start text:name="__RefHeading___Toc44535_1435368569"/><text:span text:style-name="Source_20_Text"><text:span text:style-name="T14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2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29" text:outline-level="2"><text:bookmark-start text:name="__RefHeading___Toc2935_3392871848"/><text:span text:style-name="Source_20_Text"><text:span text:style-name="T171">Libre Office</text:span></text:span><text:bookmark-end text:name="__RefHeading___Toc2935_3392871848"/></text:h>
        <text:h text:style-name="P218" text:outline-level="3"><text:bookmark-start text:name="__RefHeading___Toc2937_3392871848"/><text:span text:style-name="Source_20_Text"><text:span text:style-name="T172">white icons:</text:span></text:span><text:bookmark-end text:name="__RefHeading___Toc2937_3392871848"/></text:h>
        <text:p text:style-name="P92"><text:span text:style-name="Source_20_Text"><text:span text:style-name="T172">sudo cp images_sifr.zip /usr/share/libreoffice/share/config/images_sifr.zip</text:span></text:span></text:p>
        <text:h text:style-name="P230" text:outline-level="2"><text:bookmark-start text:name="__RefHeading___Toc10904_151467102"/><text:span text:style-name="Source_20_Text"><text:span text:style-name="T183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7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3">pgdown/up</text:p>
            </table:table-cell>
          </table:table-row>
          <table:table-row>
            <table:table-cell table:style-name="Table37.A6" office:value-type="string">
              <text:p text:style-name="P188">split terminals h<text:span text:style-name="T184">O</text:span>riz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O</text:p>
            </table:table-cell>
          </table:table-row>
          <table:table-row>
            <table:table-cell table:style-name="Table37.A6" office:value-type="string">
              <text:p text:style-name="P188">split terminals v<text:span text:style-name="T184">E</text:span>rt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E</text:p>
            </table:table-cell>
          </table:table-row>
          <table:table-row>
            <table:table-cell table:style-name="Table37.A6" office:value-type="string">
              <text:p text:style-name="P189">move between termin</text:p>
            </table:table-cell>
            <table:table-cell table:style-name="Table37.B2" office:value-type="string">
              <text:p text:style-name="P95">ALT</text:p>
            </table:table-cell>
            <table:table-cell table:style-name="Table37.C2" office:value-type="string">
              <text:p text:style-name="P213">← ↑ ↓ →</text:p>
            </table:table-cell>
          </table:table-row>
          <table:table-row>
            <table:table-cell table:style-name="Table37.A6" office:value-type="string">
              <text:p text:style-name="P191">resize terminals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214">← ↑ ↓ →</text:p>
            </table:table-cell>
          </table:table-row>
          <table:table-row>
            <table:table-cell table:style-name="Table37.A6" office:value-type="string">
              <text:p text:style-name="P190">toggle one/many term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X</text:p>
            </table:table-cell>
          </table:table-row>
          <table:table-row>
            <table:table-cell table:style-name="Table37.A7" office:value-type="string">
              <text:p text:style-name="P192">close current terminal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W</text:p>
            </table:table-cell>
          </table:table-row>
          <table:table-row>
            <table:table-cell table:style-name="Table37.A8" office:value-type="string">
              <text:p text:style-name="P189">exi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Q</text:p>
            </table:table-cell>
          </table:table-row>
        </table:table>
        <text:p text:style-name="P121"><text:span text:style-name="Source_20_Text"/></text:p>
        <text:h text:style-name="P238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40">p</text:span></text:p>
            </table:table-cell>
            <table:table-cell table:style-name="Table26.B1" office:value-type="string">
              <text:p text:style-name="P61">--<text:span text:style-name="T140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40">t</text:span></text:p>
            </table:table-cell>
            <table:table-cell table:style-name="Table26.B2" office:value-type="string">
              <text:p text:style-name="P61">--<text:span text:style-name="T140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40">u</text:span></text:p>
            </table:table-cell>
            <table:table-cell table:style-name="Table26.B2" office:value-type="string">
              <text:p text:style-name="P61">--<text:span text:style-name="T140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40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40">f</text:span></text:p>
            </table:table-cell>
            <table:table-cell table:style-name="Table26.B2" office:value-type="string">
              <text:p text:style-name="P61">--<text:span text:style-name="T140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40">v</text:span></text:p>
            </table:table-cell>
            <table:table-cell table:style-name="Table26.B2" office:value-type="string">
              <text:p text:style-name="P61">--<text:span text:style-name="T140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40">a</text:span></text:p>
            </table:table-cell>
            <table:table-cell table:style-name="Table26.B2" office:value-type="string">
              <text:p text:style-name="P61">--<text:span text:style-name="T140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40">l</text:span></text:p>
            </table:table-cell>
            <table:table-cell table:style-name="Table26.B2" office:value-type="string">
              <text:p text:style-name="P61">--<text:span text:style-name="T140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40">h</text:span></text:p>
            </table:table-cell>
            <table:table-cell table:style-name="Table26.B2" office:value-type="string">
              <text:p text:style-name="P61">--<text:span text:style-name="T140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68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68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68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68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2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<text:bookmark-start text:name="__DdeLink__2908_3392871848"/>alignment<text:bookmark-end text:name="__RefHeading___Toc20029_205490006"/><text:bookmark-end text:name="__DdeLink__2908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4">preview file</text:p>
            </table:table-cell>
            <table:table-cell table:style-name="Table28.A2" office:value-type="string">
              <text:p text:style-name="P81">ALT</text:p>
            </table:table-cell>
            <table:table-cell table:style-name="Table28.C2" office:value-type="string">
              <text:p text:style-name="P82">M</text:p>
            </table:table-cell>
          </table:table-row>
        </table:table>
        <text:p text:style-name="P126"/>
        <text:h text:style-name="P238" text:outline-level="2"><text:bookmark-start text:name="__RefHeading___Toc3026_174597556"/><text:soft-page-break/>Li<text:span text:style-name="T15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7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7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62"> </text:span>essential<text:span text:style-name="T163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57">H</text:span>ere <text:span text:style-name="T15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64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64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57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6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74">contain programs for system administrat<text:span text:style-name="T16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67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67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8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1">Various</text:span><text:span text:style-name="T113"> documentat</text:span><text:span text:style-name="T11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58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68"> <text:s/></text:span><text:span text:style-name="T115">install</text:span><text:span text:style-name="T116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1"><text:s/>software and other files for use on the local machine. What this really means is that software that is not part of the official distribution (which usually goes in </text:span><text:span text:style-name="Teletype"><text:span text:style-name="T19">/usr/bin</text:span></text:span><text:span text:style-name="T11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75"><text:span text:style-name="T15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76"><text:span text:style-name="T159">here</text:span> users keep their personal work</text:p>
              <text:p text:style-name="P17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77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78"><text:span text:style-name="T16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7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0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1">is the <text:span text:style-name="T169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82">is also special<text:span text:style-name="T161">, i</text:span>t is entirely virtual</text:p>
              <text:p text:style-name="P182">contains little peep holes into the kernel itself. There are a group of numbered entries in this directory that correspond to all the processes running on the system. In addition, there are a number of named entries that permit access <text:span text:style-name="T111">to the current </text:span><text:span text:style-name="T112">system </text:span><text:span text:style-name="T11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3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8 <text:s/><text:tab/></text:span><text:span text:style-name="MT2"><text:page-number text:select-page="current">7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11T12:41:01.854594372</dc:date>
    <meta:editing-duration>P2DT20H4M28S</meta:editing-duration>
    <meta:editing-cycles>322</meta:editing-cycles>
    <meta:generator>LibreOffice/5.3.0.3$Linux_X86_64 LibreOffice_project/30m0$Build-3</meta:generator>
    <meta:document-statistic meta:table-count="37" meta:image-count="2" meta:object-count="0" meta:page-count="8" meta:paragraph-count="533" meta:word-count="2313" meta:character-count="13392" meta:non-whitespace-character-count="11437"/>
  </office:meta>
</office:document-meta>
</file>